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.847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Heading_20_3">
      <style:paragraph-properties fo:text-align="center" fo:break-before="auto" fo:line-height="115%" fo:margin-top="0.494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Heading_20_4">
      <style:paragraph-properties fo:break-before="auto" fo:line-height="115%" fo:margin-top="0.423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Heading_20_3">
      <style:paragraph-properties fo:break-before="auto" fo:text-indent="0cm" fo:line-height="115%" fo:margin-top="0.494cm" fo:margin-left="1.27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Heading_20_3">
      <style:paragraph-properties fo:break-before="auto" fo:text-indent="0cm" fo:line-height="115%" fo:margin-top="0.494cm" fo:margin-left="1.27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3">
      <style:paragraph-properties fo:break-before="auto" fo:text-indent="0cm" fo:line-height="115%" fo:margin-top="0.494cm" fo:margin-bottom="0.141cm" fo:margin-left="1.27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P8" style:family="paragraph" style:parent-style-name="Heading_20_3">
      <style:paragraph-properties fo:break-before="auto" fo:text-indent="0cm" fo:line-height="115%" fo:margin-top="0.494cm" fo:margin-bottom="0.141cm" fo:margin-left="1.27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</office:automatic-styles>
  <office:body>
    <office:text>
      <text:h text:style-name="P1" text:outline-level="10"><text:span text:style-name="T1_1">Homebrew</text:span><text:span text:style-name="T1_2"><text:s/></text:span><text:span text:style-name="T1_3">Monster</text:span><text:span text:style-name="T1_4"><text:s/></text:span><text:span text:style-name="T1_5">Races</text:span><text:span text:style-name="T1_6"><text:s/></text:span><text:span text:style-name="T1_7">and</text:span><text:span text:style-name="T1_8"><text:s/></text:span><text:span text:style-name="T1_9">Feats</text:span><text:span text:style-name="T1_10"><text:s/></text:span><text:span text:style-name="T1_11">v</text:span><text:span text:style-name="T1_12">1.01</text:span></text:h>
      <text:h text:style-name="P2" text:outline-level="10"><text:span text:style-name="T2_1">03.07.2012<text:s/>-<text:s/></text:span><text:span text:style-name="T2_2">by</text:span><text:span text:style-name="T2_3"><text:s/></text:span><text:span text:style-name="T2_4">DocCyber</text:span><text:span text:style-name="T2_5"><text:s/>(</text:span><text:span text:style-name="T2_6">except</text:span><text:span text:style-name="T2_7"><text:s/></text:span><text:span text:style-name="T2_8">TGWiki</text:span><text:span text:style-name="T2_9"><text:s/></text:span><text:span text:style-name="T2_10">content</text:span><text:span text:style-name="T2_11">)<text:s/>&amp;<text:s/></text:span><text:span text:style-name="T2_12">Fuego</text:span><text:span text:style-name="T2_13"><text:s/></text:span><text:span text:style-name="T2_14">Fish</text:span><text:span text:style-name="T2_15"><text:s/></text:span><text:span text:style-name="T2_16">for</text:span><text:span text:style-name="T2_17"><text:s/></text:span><text:span text:style-name="T2_18">CBLoader</text:span><text:span text:style-name="T2_19"><text:s/></text:span><text:span text:style-name="T2_20">Content</text:span><text:span text:style-name="T2_21"><text:s/></text:span><text:span text:style-name="T2_22">Wiki</text:span></text:h>
      <text:h text:style-name="P3" text:outline-level="10"><text:span text:style-name="T3_1">Races</text:span></text:h>
      <text:h text:style-name="P4" text:outline-level="10"><text:span text:style-name="T4_1">Kenku</text:span><text:span text:style-name="T4_2"><text:s/>(</text:span><text:span text:style-name="T4_3">Dragon</text:span><text:span text:style-name="T4_4"><text:s/>411)</text:span></text:h>
      <text:h text:style-name="P5" text:outline-level="10"><text:span text:style-name="T5_1">Illithid</text:span><text:span text:style-name="T5_2"><text:s/>(</text:span><text:span text:style-name="T5_3">TGWiki</text:span><text:span text:style-name="T5_4"><text:s/>-<text:s/></text:span><text:span text:style-name="T5_5">partial</text:span><text:span text:style-name="T5_6">)</text:span></text:h>
      <text:h text:style-name="P6" text:outline-level="10"><text:span text:style-name="T6_1">Forsaken</text:span><text:span text:style-name="T6_2"><text:s/>(</text:span><text:span text:style-name="T6_3">MM</text:span><text:span text:style-name="T6_4">3)</text:span></text:h>
      <text:p text:style-name="P7"/>
      <text:h text:style-name="P8" text:outline-level="10"><text:span text:style-name="T8_1">Feats</text:span><text:span text:style-name="T8_2"><text:s/></text:span><text:span text:style-name="T8_3">and</text:span><text:span text:style-name="T8_4"><text:s/></text:span><text:span text:style-name="T8_5">Powers</text:span></text:h>
      <text:p text:style-name="P9"/>
      <text:list text:style-name="LS1" xml:id="list0">
        <text:list-item>
          <text:p text:style-name="P10"><text:span text:style-name="T10_1">Kobold</text:span></text:p>
          <text:list>
            <text:list-item>
              <text:p text:style-name="P11"><text:span text:style-name="T11_1">Mob</text:span><text:span text:style-name="T11_2"><text:s/></text:span><text:span text:style-name="T11_3">Attack</text:span><text:span text:style-name="T11_4"><text:s/>-<text:s/></text:span><text:span text:style-name="T11_5">no</text:span><text:span text:style-name="T11_6"><text:s/></text:span><text:span text:style-name="T11_7">req</text:span><text:span text:style-name="T11_8">;<text:s/></text:span><text:span text:style-name="T11_9">Gain</text:span><text:span text:style-name="T11_10"><text:s/>+1<text:s/></text:span><text:span text:style-name="T11_11">attack</text:span><text:span text:style-name="T11_12"><text:s/></text:span><text:span text:style-name="T11_13">bonus</text:span><text:span text:style-name="T11_14"><text:s/></text:span><text:span text:style-name="T11_15">per</text:span><text:span text:style-name="T11_16"><text:s/></text:span><text:span text:style-name="T11_17">two</text:span><text:span text:style-name="T11_18"><text:s/></text:span><text:span text:style-name="T11_19">allies</text:span><text:span text:style-name="T11_20"><text:s/></text:span><text:span text:style-name="T11_21">adjacent</text:span><text:span text:style-name="T11_22"><text:s/></text:span><text:span text:style-name="T11_23">to</text:span><text:span text:style-name="T11_24"><text:s/></text:span><text:span text:style-name="T11_25">target</text:span></text:p>
            </text:list-item>
            <text:list-item>
              <text:p text:style-name="P12"><text:span text:style-name="T12_1">Extraordinary</text:span><text:span text:style-name="T12_2"><text:s/></text:span><text:span text:style-name="T12_3">Trap</text:span><text:span text:style-name="T12_4"><text:s/></text:span><text:span text:style-name="T12_5">Skill</text:span><text:span text:style-name="T12_6"><text:s/>-<text:s/></text:span><text:span text:style-name="T12_7">NOT</text:span><text:span text:style-name="T12_8"><text:s/></text:span><text:span text:style-name="T12_9">improved</text:span><text:span text:style-name="T12_10"><text:s/></text:span><text:span text:style-name="T12_11">trap</text:span><text:span text:style-name="T12_12"><text:s/></text:span><text:span text:style-name="T12_13">sense</text:span><text:span text:style-name="T12_14">;<text:s/>+4<text:s/></text:span><text:span text:style-name="T12_15">defenses</text:span><text:span text:style-name="T12_16"><text:s/></text:span><text:span text:style-name="T12_17">against</text:span><text:span text:style-name="T12_18"><text:s/></text:span><text:span text:style-name="T12_19">traps</text:span><text:span text:style-name="T12_20"><text:s/></text:span><text:span text:style-name="T12_21">and</text:span><text:span text:style-name="T12_22"><text:s/>+2<text:s/></text:span><text:span text:style-name="T12_23">to</text:span><text:span text:style-name="T12_24"><text:s/></text:span><text:span text:style-name="T12_25">Perception</text:span><text:span text:style-name="T12_26"><text:s/></text:span><text:span text:style-name="T12_27">and</text:span><text:span text:style-name="T12_28"><text:s/></text:span><text:span text:style-name="T12_29">Thievery</text:span><text:span text:style-name="T12_30"><text:s/></text:span><text:span text:style-name="T12_31">regarding</text:span><text:span text:style-name="T12_32"><text:s/></text:span><text:span text:style-name="T12_33">traps</text:span></text:p>
            </text:list-item>
            <text:list-item>
              <text:p text:style-name="P13"><text:span text:style-name="T13_1">Special</text:span><text:span text:style-name="T13_2"><text:s/></text:span><text:span text:style-name="T13_3">Shot</text:span><text:span text:style-name="T13_4"><text:s/>-<text:s/></text:span><text:span text:style-name="T13_5">martial</text:span><text:span text:style-name="T13_6"><text:s/></text:span><text:span text:style-name="T13_7">class</text:span><text:span text:style-name="T13_8">;<text:s/></text:span><text:span text:style-name="T13_9">At</text:span><text:span text:style-name="T13_10">-</text:span><text:span text:style-name="T13_11">Will</text:span><text:span text:style-name="T13_12"><text:s/></text:span><text:span text:style-name="T13_13">attack</text:span><text:span text:style-name="T13_14"><text:s/></text:span><text:span text:style-name="T13_15">power</text:span><text:span text:style-name="T13_16">,<text:s/></text:span><text:span text:style-name="T13_17">four</text:span><text:span text:style-name="T13_18"><text:s/></text:span><text:span text:style-name="T13_19">uses</text:span><text:span text:style-name="T13_20"><text:s/></text:span><text:span text:style-name="T13_21">per</text:span><text:span text:style-name="T13_22"><text:s/></text:span><text:span text:style-name="T13_23">day</text:span><text:span text:style-name="T13_24">.<text:s/></text:span><text:span text:style-name="T13_25">Make</text:span><text:span text:style-name="T13_26"><text:s/></text:span><text:span text:style-name="T13_27">attack</text:span><text:span text:style-name="T13_28"><text:s/></text:span><text:span text:style-name="T13_29">with</text:span><text:span text:style-name="T13_30"><text:s/></text:span><text:span text:style-name="T13_31">sling</text:span><text:span text:style-name="T13_32"><text:s/></text:span><text:span text:style-name="T13_33">that</text:span><text:span text:style-name="T13_34"><text:s/></text:span><text:span text:style-name="T13_35">applies</text:span><text:span text:style-name="T13_36"><text:s/></text:span><text:span text:style-name="T13_37">different</text:span><text:span text:style-name="T13_38"><text:s/></text:span><text:span text:style-name="T13_39">effects</text:span><text:span text:style-name="T13_40"><text:tab/></text:span></text:p>
            </text:list-item>
            <text:list-item>
              <text:p text:style-name="P14"><text:span text:style-name="T14_1">Incite</text:span><text:span text:style-name="T14_2"><text:s/></text:span><text:span text:style-name="T14_3">Faith</text:span><text:span text:style-name="T14_4"><text:s/>-<text:s/>11</text:span><text:span text:style-name="T14_5">th</text:span><text:span text:style-name="T14_6"><text:s/></text:span><text:span text:style-name="T14_7">level</text:span><text:span text:style-name="T14_8">,<text:s/></text:span><text:span text:style-name="T14_9">Leader</text:span><text:span text:style-name="T14_10"><text:s/></text:span><text:span text:style-name="T14_11">role</text:span><text:span text:style-name="T14_12">;<text:s/></text:span><text:span text:style-name="T14_13">Encounter</text:span><text:span text:style-name="T14_14"><text:s/></text:span><text:span text:style-name="T14_15">utility</text:span><text:span text:style-name="T14_16"><text:s/></text:span><text:span text:style-name="T14_17">power</text:span><text:span text:style-name="T14_18">.<text:s/></text:span><text:span text:style-name="T14_19">Grant</text:span><text:span text:style-name="T14_20"><text:s/>5<text:s/>+<text:s/>1/2<text:s/></text:span><text:span text:style-name="T14_21">level</text:span><text:span text:style-name="T14_22"><text:s/></text:span><text:span text:style-name="T14_23">temp</text:span><text:span text:style-name="T14_24"><text:s/></text:span><text:span text:style-name="T14_25">HP</text:span><text:span text:style-name="T14_26"><text:s/></text:span><text:span text:style-name="T14_27">in</text:span><text:span text:style-name="T14_28"><text:s/></text:span><text:span text:style-name="T14_29">Close</text:span><text:span text:style-name="T14_30"><text:s/></text:span><text:span text:style-name="T14_31">Burst</text:span><text:span text:style-name="T14_32"><text:s/>10</text:span></text:p>
            </text:list-item>
            <text:list-item>
              <text:p text:style-name="P15"><text:span text:style-name="T15_1">Swift</text:span><text:span text:style-name="T15_2"><text:s/></text:span><text:span text:style-name="T15_3">Shift</text:span><text:span text:style-name="T15_4"><text:s/>(</text:span><text:span text:style-name="T15_5">TGWiki</text:span><text:span text:style-name="T15_6">)<text:s/>-<text:s/>11</text:span><text:span text:style-name="T15_7">th</text:span><text:span text:style-name="T15_8"><text:s/></text:span><text:span text:style-name="T15_9">level</text:span><text:span text:style-name="T15_10">,<text:s/></text:span><text:span text:style-name="T15_11">Dex</text:span><text:span text:style-name="T15_12"><text:s/>17;<text:s/></text:span><text:span text:style-name="T15_13">Shift</text:span><text:span text:style-name="T15_14"><text:s/>2<text:s/></text:span><text:span text:style-name="T15_15">squares</text:span><text:span text:style-name="T15_16"><text:s/></text:span><text:span text:style-name="T15_17">when</text:span><text:span text:style-name="T15_18"><text:s/></text:span><text:span text:style-name="T15_19">using</text:span><text:span text:style-name="T15_20"><text:s/></text:span><text:span text:style-name="T15_21">Shifty</text:span><text:span text:style-name="T15_22"><text:s/></text:span><text:span text:style-name="T15_23">racial</text:span><text:span text:style-name="T15_24"><text:s/></text:span><text:span text:style-name="T15_25">power</text:span></text:p>
            </text:list-item>
            <text:list-item>
              <text:p text:style-name="P16"><text:span text:style-name="T16_1">Scamper</text:span><text:span text:style-name="T16_2"><text:s/>(</text:span><text:span text:style-name="T16_3">TGWiki</text:span><text:span text:style-name="T16_4">)<text:s/>-<text:s/>11</text:span><text:span text:style-name="T16_5">th</text:span><text:span text:style-name="T16_6"><text:s/></text:span><text:span text:style-name="T16_7">level</text:span><text:span text:style-name="T16_8">;<text:s/></text:span><text:span text:style-name="T16_9">Move</text:span><text:span text:style-name="T16_10"><text:s/></text:span><text:span text:style-name="T16_11">through</text:span><text:span text:style-name="T16_12"><text:s/></text:span><text:span text:style-name="T16_13">large</text:span><text:span text:style-name="T16_14"><text:s/></text:span><text:span text:style-name="T16_15">and</text:span><text:span text:style-name="T16_16"><text:s/></text:span><text:span text:style-name="T16_17">larger</text:span><text:span text:style-name="T16_18"><text:s/></text:span><text:span text:style-name="T16_19">creatures</text:span><text:span text:style-name="T16_20"><text:s/></text:span><text:span text:style-name="T16_21">spaces</text:span><text:span text:style-name="T16_22"><text:s/></text:span><text:span text:style-name="T16_23">without</text:span><text:span text:style-name="T16_24"><text:s/></text:span><text:span text:style-name="T16_25">opportunity</text:span><text:span text:style-name="T16_26"><text:s/></text:span><text:span text:style-name="T16_27">attacks</text:span></text:p>
            </text:list-item>
            <text:list-item>
              <text:p text:style-name="P17"><text:span text:style-name="T17_1">Master</text:span><text:span text:style-name="T17_2"><text:s/></text:span><text:span text:style-name="T17_3">Trapster</text:span><text:span text:style-name="T17_4"><text:s/>(</text:span><text:span text:style-name="T17_5">TGWiki</text:span><text:span text:style-name="T17_6">)<text:s/>-<text:s/>16</text:span><text:span text:style-name="T17_7">th</text:span><text:span text:style-name="T17_8"><text:s/></text:span><text:span text:style-name="T17_9">level</text:span><text:span text:style-name="T17_10">,<text:s/></text:span><text:span text:style-name="T17_11">Int</text:span><text:span text:style-name="T17_12"><text:s/>17<text:s/></text:span><text:span text:style-name="T17_13">or</text:span><text:span text:style-name="T17_14"><text:s/></text:span><text:span text:style-name="T17_15">Wis</text:span><text:span text:style-name="T17_16"><text:s/>17;<text:s/></text:span><text:span text:style-name="T17_17">Replace</text:span><text:span text:style-name="T17_18">15</text:span><text:span text:style-name="T17_19">th</text:span><text:span text:style-name="T17_20">-</text:span><text:span text:style-name="T17_21">level</text:span><text:span text:style-name="T17_22"><text:s/></text:span><text:span text:style-name="T17_23">Daily</text:span><text:span text:style-name="T17_24"><text:s/></text:span><text:span text:style-name="T17_25">attack</text:span><text:span text:style-name="T17_26"><text:s/></text:span><text:span text:style-name="T17_27">power</text:span><text:span text:style-name="T17_28">.<text:s/></text:span><text:span text:style-name="T17_29">Drop</text:span><text:span text:style-name="T17_30"><text:s/></text:span><text:span text:style-name="T17_31">snare</text:span><text:span text:style-name="T17_32"><text:s/></text:span><text:span text:style-name="T17_33">that</text:span><text:span text:style-name="T17_34"><text:s/></text:span><text:span text:style-name="T17_35">damages</text:span><text:span text:style-name="T17_36"><text:s/></text:span><text:span text:style-name="T17_37">and</text:span><text:span text:style-name="T17_38"><text:s/></text:span><text:span text:style-name="T17_39">restrains</text:span><text:span text:style-name="T17_40"><text:s/></text:span><text:span text:style-name="T17_41">triggering</text:span><text:span text:style-name="T17_42"><text:s/></text:span><text:span text:style-name="T17_43">target</text:span></text:p>
            </text:list-item>
            <text:list-item>
              <text:p text:style-name="P18"><text:span text:style-name="T18_1">Lies</text:span><text:span text:style-name="T18_2"><text:s/></text:span><text:span text:style-name="T18_3">and</text:span><text:span text:style-name="T18_4"><text:s/></text:span><text:span text:style-name="T18_5">Slander</text:span><text:span text:style-name="T18_6"><text:s/>(</text:span><text:span text:style-name="T18_7">TGWiki</text:span><text:span text:style-name="T18_8">)<text:s/>-<text:s/>11</text:span><text:span text:style-name="T18_9">th</text:span><text:span text:style-name="T18_10"><text:s/></text:span><text:span text:style-name="T18_11">level</text:span><text:span text:style-name="T18_12">,<text:s/></text:span><text:span text:style-name="T18_13">trained</text:span><text:span text:style-name="T18_14"><text:s/></text:span><text:span text:style-name="T18_15">in</text:span><text:span text:style-name="T18_16"><text:s/></text:span><text:span text:style-name="T18_17">Bluff</text:span><text:span text:style-name="T18_18">;<text:s/></text:span><text:span text:style-name="T18_19">Stacking</text:span><text:span text:style-name="T18_20"><text:s/></text:span><text:span text:style-name="T18_21">bonus</text:span><text:span text:style-name="T18_22"><text:s/></text:span><text:span text:style-name="T18_23">to</text:span><text:span text:style-name="T18_24"><text:s/></text:span><text:span text:style-name="T18_25">Bluff</text:span><text:span text:style-name="T18_26"><text:s/></text:span><text:span text:style-name="T18_27">each</text:span><text:span text:style-name="T18_28"><text:s/></text:span><text:span text:style-name="T18_29">time</text:span><text:span text:style-name="T18_30"><text:s/></text:span><text:span text:style-name="T18_31">you</text:span><text:span text:style-name="T18_32"><text:s/></text:span><text:span text:style-name="T18_33">succeed</text:span><text:span text:style-name="T18_34"><text:s/></text:span><text:span text:style-name="T18_35">on</text:span><text:span text:style-name="T18_36"><text:s/></text:span><text:span text:style-name="T18_37">Bluff</text:span><text:span text:style-name="T18_38"><text:s/></text:span><text:span text:style-name="T18_39">check</text:span></text:p>
            </text:list-item>
            <text:list-item>
              <text:p text:style-name="P19"><text:span text:style-name="T19_1">Coward</text:span><text:span text:style-name="T19_2">'</text:span><text:span text:style-name="T19_3">s</text:span><text:span text:style-name="T19_4"><text:s/></text:span><text:span text:style-name="T19_5">Wailing</text:span><text:span text:style-name="T19_6"><text:s/>(</text:span><text:span text:style-name="T19_7">TGWiki</text:span><text:span text:style-name="T19_8">)<text:s/>-<text:s/>11</text:span><text:span text:style-name="T19_9">th</text:span><text:span text:style-name="T19_10"><text:s/></text:span><text:span text:style-name="T19_11">level</text:span><text:span text:style-name="T19_12">;<text:s/></text:span><text:span text:style-name="T19_13">Adjacent</text:span><text:span text:style-name="T19_14"><text:s/></text:span><text:span text:style-name="T19_15">allies</text:span><text:span text:style-name="T19_16"><text:s/></text:span><text:span text:style-name="T19_17">can</text:span><text:span text:style-name="T19_18"><text:s/></text:span><text:span text:style-name="T19_19">shift</text:span><text:span text:style-name="T19_20"><text:s/>2<text:s/></text:span><text:span text:style-name="T19_21">squares</text:span><text:span text:style-name="T19_22"><text:s/></text:span><text:span text:style-name="T19_23">when</text:span><text:span text:style-name="T19_24"><text:s/></text:span><text:span text:style-name="T19_25">you</text:span><text:span text:style-name="T19_26"><text:s/></text:span><text:span text:style-name="T19_27">become</text:span><text:span text:style-name="T19_28"><text:s/></text:span><text:span text:style-name="T19_29">bloodied</text:span><text:span text:style-name="T19_30"><text:tab/></text:span></text:p>
            </text:list-item>
            <text:list-item>
              <text:p text:style-name="P20"><text:span text:style-name="T20_1">Bullying</text:span><text:span text:style-name="T20_2"><text:s/></text:span><text:span text:style-name="T20_3">Shoves</text:span><text:span text:style-name="T20_4"><text:s/>(</text:span><text:span text:style-name="T20_5">TGWiki</text:span><text:span text:style-name="T20_6">)<text:s/>-<text:s/></text:span><text:span text:style-name="T20_7">Rogue</text:span><text:span text:style-name="T20_8">;<text:s/></text:span><text:span text:style-name="T20_9">Forego</text:span><text:span text:style-name="T20_10"><text:s/></text:span><text:span text:style-name="T20_11">Sneak</text:span><text:span text:style-name="T20_12"><text:s/></text:span><text:span text:style-name="T20_13">Attack</text:span><text:span text:style-name="T20_14"><text:s/></text:span><text:span text:style-name="T20_15">damage</text:span><text:span text:style-name="T20_16"><text:s/></text:span><text:span text:style-name="T20_17">to</text:span><text:span text:style-name="T20_18"><text:s/></text:span><text:span text:style-name="T20_19">knock</text:span><text:span text:style-name="T20_20"><text:s/></text:span><text:span text:style-name="T20_21">small</text:span><text:span text:style-name="T20_22"><text:s/></text:span><text:span text:style-name="T20_23">or</text:span><text:span text:style-name="T20_24"><text:s/></text:span><text:span text:style-name="T20_25">smaller</text:span><text:span text:style-name="T20_26"><text:s/></text:span><text:span text:style-name="T20_27">creature</text:span><text:span text:style-name="T20_28"><text:s/></text:span><text:span text:style-name="T20_29">prone</text:span></text:p>
            </text:list-item>
            <text:list-item>
              <text:p text:style-name="P21"><text:span text:style-name="T21_1">Little</text:span><text:span text:style-name="T21_2"><text:s/></text:span><text:span text:style-name="T21_3">Backstabber</text:span><text:span text:style-name="T21_4"><text:s/>(</text:span><text:span text:style-name="T21_5">TGWiki</text:span><text:span text:style-name="T21_6">)<text:s/>-<text:s/></text:span><text:span text:style-name="T21_7">no</text:span><text:span text:style-name="T21_8"><text:s/></text:span><text:span text:style-name="T21_9">req</text:span><text:span text:style-name="T21_10">;<text:s/></text:span><text:span text:style-name="T21_11">If</text:span><text:span text:style-name="T21_12"><text:s/></text:span><text:span text:style-name="T21_13">area</text:span><text:span text:style-name="T21_14"><text:s/></text:span><text:span text:style-name="T21_15">attack</text:span><text:span text:style-name="T21_16"><text:s/></text:span><text:span text:style-name="T21_17">targets</text:span><text:span text:style-name="T21_18"><text:s/></text:span><text:span text:style-name="T21_19">at</text:span><text:span text:style-name="T21_20"><text:s/></text:span><text:span text:style-name="T21_21">least</text:span><text:span text:style-name="T21_22"><text:s/></text:span><text:span text:style-name="T21_23">one</text:span><text:span text:style-name="T21_24"><text:s/></text:span><text:span text:style-name="T21_25">ally</text:span><text:span text:style-name="T21_26">,<text:s/></text:span><text:span text:style-name="T21_27">deal</text:span><text:span text:style-name="T21_28"><text:s/>1</text:span><text:span text:style-name="T21_29">d</text:span><text:span text:style-name="T21_30">6<text:s/></text:span><text:span text:style-name="T21_31">extra</text:span><text:span text:style-name="T21_32"><text:s/></text:span><text:span text:style-name="T21_33">to</text:span><text:span text:style-name="T21_34"><text:s/></text:span><text:span text:style-name="T21_35">all</text:span><text:span text:style-name="T21_36"><text:s/></text:span><text:span text:style-name="T21_37">targets</text:span></text:p>
            </text:list-item>
            <text:list-item>
              <text:p text:style-name="P22"><text:span text:style-name="T22_1">Kobold</text:span><text:span text:style-name="T22_2"><text:s/></text:span><text:span text:style-name="T22_3">Sniper</text:span><text:span text:style-name="T22_4"><text:s/></text:span><text:span text:style-name="T22_5">Training</text:span><text:span text:style-name="T22_6"><text:s/>(</text:span><text:span text:style-name="T22_7">TGWiki</text:span><text:span text:style-name="T22_8">)<text:s/>-<text:s/></text:span><text:span text:style-name="T22_9">no</text:span><text:span text:style-name="T22_10"><text:s/></text:span><text:span text:style-name="T22_11">req</text:span><text:span text:style-name="T22_12">;<text:s/></text:span><text:span text:style-name="T22_13">Prof</text:span><text:span text:style-name="T22_14"><text:s/></text:span><text:span text:style-name="T22_15">with</text:span><text:span text:style-name="T22_16"><text:s/></text:span><text:span text:style-name="T22_17">ranged</text:span><text:span text:style-name="T22_18"><text:s/></text:span><text:span text:style-name="T22_19">weapons</text:span><text:span text:style-name="T22_20"><text:s/></text:span><text:span text:style-name="T22_21">and</text:span><text:span text:style-name="T22_22"><text:s/></text:span><text:span text:style-name="T22_23">light</text:span><text:span text:style-name="T22_24"><text:s/></text:span><text:span text:style-name="T22_25">thrown</text:span><text:span text:style-name="T22_26">,<text:s/>+2<text:s/></text:span><text:span text:style-name="T22_27">to</text:span><text:span text:style-name="T22_28"><text:s/></text:span><text:span text:style-name="T22_29">damage</text:span><text:span text:style-name="T22_30"><text:s/></text:span><text:span text:style-name="T22_31">rolls</text:span></text:p>
            </text:list-item>
            <text:list-item>
              <text:p text:style-name="P23"><text:span text:style-name="T23_1">Improved</text:span><text:span text:style-name="T23_2"><text:s/></text:span><text:span text:style-name="T23_3">Trap</text:span><text:span text:style-name="T23_4"><text:s/></text:span><text:span text:style-name="T23_5">Sense</text:span><text:span text:style-name="T23_6"><text:s/>(</text:span><text:span text:style-name="T23_7">TGWiki</text:span><text:span text:style-name="T23_8">)<text:s/>-<text:s/></text:span><text:span text:style-name="T23_9">NOT</text:span><text:span text:style-name="T23_10"><text:s/></text:span><text:span text:style-name="T23_11">extraordinary</text:span><text:span text:style-name="T23_12"><text:s/></text:span><text:span text:style-name="T23_13">trap</text:span><text:span text:style-name="T23_14"><text:s/></text:span><text:span text:style-name="T23_15">skill</text:span><text:span text:style-name="T23_16">;<text:s/>+<text:s/>4<text:s/></text:span><text:span text:style-name="T23_17">defenses</text:span><text:span text:style-name="T23_18"><text:s/></text:span><text:span text:style-name="T23_19">against</text:span><text:span text:style-name="T23_20"><text:s/></text:span><text:span text:style-name="T23_21">traps</text:span><text:span text:style-name="T23_22"><text:s/></text:span><text:span text:style-name="T23_23">and</text:span><text:span text:style-name="T23_24"><text:s/>+2<text:s/></text:span><text:span text:style-name="T23_25">to</text:span><text:span text:style-name="T23_26"><text:s/></text:span><text:span text:style-name="T23_27">Thievery</text:span><text:span text:style-name="T23_28"><text:tab/></text:span></text:p>
            </text:list-item>
            <text:list-item>
              <text:p text:style-name="P24"><text:span text:style-name="T24_1">Draconic</text:span><text:span text:style-name="T24_2"><text:s/></text:span><text:span text:style-name="T24_3">Wizardy</text:span><text:span text:style-name="T24_4"><text:s/>(</text:span><text:span text:style-name="T24_5">TGWiki</text:span><text:span text:style-name="T24_6">)<text:s/>-<text:s/></text:span><text:span text:style-name="T24_7">Wizard</text:span><text:span text:style-name="T24_8">;<text:s/></text:span><text:span text:style-name="T24_9">Dragon</text:span><text:span text:style-name="T24_10"><text:s/></text:span><text:span text:style-name="T24_11">Breath</text:span><text:span text:style-name="T24_12"><text:s/></text:span><text:span text:style-name="T24_13">as</text:span><text:span text:style-name="T24_14"><text:s/></text:span><text:span text:style-name="T24_15">Daily</text:span><text:span text:style-name="T24_16"><text:s/></text:span><text:span text:style-name="T24_17">Arcane</text:span><text:span text:style-name="T24_18"><text:s/></text:span><text:span text:style-name="T24_19">power</text:span></text:p>
            </text:list-item>
            <text:list-item>
              <text:p text:style-name="P25"><text:span text:style-name="T25_1">Trapster</text:span><text:span text:style-name="T25_2"><text:s/>(</text:span><text:span text:style-name="T25_3">TGWiki</text:span><text:span text:style-name="T25_4">)<text:s/>-<text:s/>8</text:span><text:span text:style-name="T25_5">th</text:span><text:span text:style-name="T25_6"><text:s/></text:span><text:span text:style-name="T25_7">level</text:span><text:span text:style-name="T25_8">,<text:s/></text:span><text:span text:style-name="T25_9">Int</text:span><text:span text:style-name="T25_10"><text:s/>15<text:s/></text:span><text:span text:style-name="T25_11">or</text:span><text:span text:style-name="T25_12"><text:s/></text:span><text:span text:style-name="T25_13">Wis</text:span><text:span text:style-name="T25_14"><text:s/>15;<text:s/></text:span><text:span text:style-name="T25_15">Replace</text:span><text:span text:style-name="T25_16"><text:s/>7</text:span><text:span text:style-name="T25_17">th</text:span><text:span text:style-name="T25_18">-</text:span><text:span text:style-name="T25_19">level</text:span><text:span text:style-name="T25_20"><text:s/></text:span><text:span text:style-name="T25_21">Encounter</text:span><text:span text:style-name="T25_22"><text:s/></text:span><text:span text:style-name="T25_23">attack</text:span><text:span text:style-name="T25_24">.<text:s/></text:span><text:span text:style-name="T25_25">Create</text:span><text:span text:style-name="T25_26"><text:s/></text:span><text:span text:style-name="T25_27">lasting</text:span><text:span text:style-name="T25_28"><text:s/></text:span><text:span text:style-name="T25_29">Zone</text:span><text:span text:style-name="T25_30"><text:s/></text:span><text:span text:style-name="T25_31">in</text:span><text:span text:style-name="T25_32"><text:s/></text:span><text:span text:style-name="T25_33">Close</text:span><text:span text:style-name="T25_34"><text:s/></text:span><text:span text:style-name="T25_35">Burst</text:span><text:span text:style-name="T25_36"><text:s/>3<text:s/></text:span><text:span text:style-name="T25_37">that</text:span><text:span text:style-name="T25_38"><text:s/></text:span><text:span text:style-name="T25_39">slows</text:span><text:span text:style-name="T25_40"><text:s/></text:span><text:span text:style-name="T25_41">enemies</text:span></text:p>
            </text:list-item>
            <text:list-item>
              <text:p text:style-name="P26"><text:span text:style-name="T26_1">Wyrmpriest</text:span><text:span text:style-name="T26_2"><text:s/></text:span><text:span text:style-name="T26_3">of</text:span><text:span text:style-name="T26_4"><text:s/></text:span><text:span text:style-name="T26_5">Bahamut</text:span><text:span text:style-name="T26_6"><text:s/>(</text:span><text:span text:style-name="T26_7">TGWiki</text:span><text:span text:style-name="T26_8">)<text:s/>-<text:s/></text:span><text:span text:style-name="T26_9">Channel</text:span><text:span text:style-name="T26_10"><text:s/></text:span><text:span text:style-name="T26_11">Divinity</text:span><text:span text:style-name="T26_12">,<text:s/></text:span><text:span text:style-name="T26_13">worship</text:span><text:span text:style-name="T26_14"><text:s/></text:span><text:span text:style-name="T26_15">Bahamut</text:span><text:span text:style-name="T26_16">;<text:s/></text:span><text:span text:style-name="T26_17">Channel</text:span><text:span text:style-name="T26_18"><text:s/></text:span><text:span text:style-name="T26_19">Divinity</text:span><text:span text:style-name="T26_20"><text:s/></text:span><text:span text:style-name="T26_21">power</text:span><text:span text:style-name="T26_22">.<text:s/></text:span><text:span text:style-name="T26_23">Grant</text:span><text:span text:style-name="T26_24"><text:s/></text:span><text:span text:style-name="T26_25">CONmod</text:span><text:span text:style-name="T26_26"><text:s/></text:span><text:span text:style-name="T26_27">temp</text:span><text:span text:style-name="T26_28"><text:s/></text:span><text:span text:style-name="T26_29">HP</text:span><text:span text:style-name="T26_30"><text:s/></text:span><text:span text:style-name="T26_31">and</text:span><text:span text:style-name="T26_32"><text:s/></text:span><text:span text:style-name="T26_33">let</text:span><text:span text:style-name="T26_34"><text:s/></text:span><text:span text:style-name="T26_35">shift</text:span><text:span text:style-name="T26_36"><text:s/>1<text:s/></text:span><text:span text:style-name="T26_37">square</text:span><text:span text:style-name="T26_38"><text:tab/></text:span></text:p>
            </text:list-item>
            <text:list-item>
              <text:p text:style-name="P27"><text:span text:style-name="T27_1">Wyrmpriest</text:span><text:span text:style-name="T27_2"><text:s/></text:span><text:span text:style-name="T27_3">of</text:span><text:span text:style-name="T27_4"><text:s/></text:span><text:span text:style-name="T27_5">Tiamat</text:span><text:span text:style-name="T27_6"><text:s/>(</text:span><text:span text:style-name="T27_7">TGWiki</text:span><text:span text:style-name="T27_8">)<text:s/>-<text:s/></text:span><text:span text:style-name="T27_9">Channel</text:span><text:span text:style-name="T27_10"><text:s/></text:span><text:span text:style-name="T27_11">Divinity</text:span><text:span text:style-name="T27_12">,<text:s/></text:span><text:span text:style-name="T27_13">worship</text:span><text:span text:style-name="T27_14"><text:s/></text:span><text:span text:style-name="T27_15">Tiamat</text:span><text:span text:style-name="T27_16">;<text:s/></text:span><text:span text:style-name="T27_17">Channel</text:span><text:span text:style-name="T27_18"><text:s/></text:span><text:span text:style-name="T27_19">Divinity</text:span><text:span text:style-name="T27_20"><text:s/></text:span><text:span text:style-name="T27_21">power</text:span><text:span text:style-name="T27_22">.<text:s/></text:span><text:span text:style-name="T27_23">Deal</text:span><text:span text:style-name="T27_24"><text:s/>1</text:span><text:span text:style-name="T27_25">d</text:span><text:span text:style-name="T27_26">6<text:s/></text:span><text:span text:style-name="T27_27">extra</text:span><text:span text:style-name="T27_28"><text:s/></text:span><text:span text:style-name="T27_29">against</text:span><text:span text:style-name="T27_30"><text:s/></text:span><text:span text:style-name="T27_31">one</text:span><text:span text:style-name="T27_32"><text:s/></text:span><text:span text:style-name="T27_33">enemy</text:span><text:span text:style-name="T27_34"><text:s/></text:span><text:span text:style-name="T27_35">that</text:span><text:span text:style-name="T27_36"><text:s/></text:span><text:span text:style-name="T27_37">hit</text:span><text:span text:style-name="T27_38"><text:s/></text:span><text:span text:style-name="T27_39">you</text:span><text:span text:style-name="T27_40"><text:s/></text:span><text:span text:style-name="T27_41">until</text:span><text:span text:style-name="T27_42"><text:s/></text:span><text:span text:style-name="T27_43">end</text:span><text:span text:style-name="T27_44"><text:s/></text:span><text:span text:style-name="T27_45">of</text:span><text:span text:style-name="T27_46"><text:s/></text:span><text:span text:style-name="T27_47">encounter</text:span></text:p>
            </text:list-item>
            <text:list-item>
              <text:p text:style-name="P28"><text:span text:style-name="T28_1">Leading</text:span><text:span text:style-name="T28_2"><text:s/></text:span><text:span text:style-name="T28_3">from</text:span><text:span text:style-name="T28_4"><text:s/></text:span><text:span text:style-name="T28_5">the</text:span><text:span text:style-name="T28_6"><text:s/></text:span><text:span text:style-name="T28_7">Rear</text:span><text:span text:style-name="T28_8"><text:s/>(</text:span><text:span text:style-name="T28_9">TGWiki</text:span><text:span text:style-name="T28_10">)<text:s/>-<text:s/></text:span><text:span text:style-name="T28_11">no</text:span><text:span text:style-name="T28_12"><text:s/></text:span><text:span text:style-name="T28_13">req</text:span><text:span text:style-name="T28_14">;<text:s/>+1<text:s/></text:span><text:span text:style-name="T28_15">to</text:span><text:span text:style-name="T28_16"><text:s/></text:span><text:span text:style-name="T28_17">ranged</text:span><text:span text:style-name="T28_18"><text:s/></text:span><text:span text:style-name="T28_19">attack</text:span><text:span text:style-name="T28_20"><text:s/></text:span><text:span text:style-name="T28_21">if</text:span><text:span text:style-name="T28_22"><text:s/></text:span><text:span text:style-name="T28_23">all</text:span><text:span text:style-name="T28_24"><text:s/></text:span><text:span text:style-name="T28_25">allies</text:span><text:span text:style-name="T28_26"><text:s/></text:span><text:span text:style-name="T28_27">are</text:span><text:span text:style-name="T28_28"><text:s/></text:span><text:span text:style-name="T28_29">nearer</text:span><text:span text:style-name="T28_30"><text:s/></text:span><text:span text:style-name="T28_31">to</text:span><text:span text:style-name="T28_32"><text:s/></text:span><text:span text:style-name="T28_33">the</text:span><text:span text:style-name="T28_34"><text:s/></text:span><text:span text:style-name="T28_35">target</text:span></text:p>
            </text:list-item>
            <text:list-item>
              <text:p text:style-name="P29"><text:span text:style-name="T29_1">Battle</text:span><text:span text:style-name="T29_2"><text:s/></text:span><text:span text:style-name="T29_3">Scavenger</text:span><text:span text:style-name="T29_4"><text:s/>(</text:span><text:span text:style-name="T29_5">TGWiki</text:span><text:span text:style-name="T29_6">)<text:s/>-<text:s/></text:span><text:span text:style-name="T29_7">no</text:span><text:span text:style-name="T29_8"><text:s/></text:span><text:span text:style-name="T29_9">req</text:span><text:span text:style-name="T29_10">;<text:s/>+1<text:s/></text:span><text:span text:style-name="T29_11">to</text:span><text:span text:style-name="T29_12"><text:s/></text:span><text:span text:style-name="T29_13">attack</text:span><text:span text:style-name="T29_14"><text:s/></text:span><text:span text:style-name="T29_15">rolls</text:span><text:span text:style-name="T29_16"><text:s/></text:span><text:span text:style-name="T29_17">against</text:span><text:span text:style-name="T29_18"><text:s/></text:span><text:span text:style-name="T29_19">bloodied</text:span><text:span text:style-name="T29_20"><text:s/></text:span><text:span text:style-name="T29_21">targets</text:span></text:p>
            </text:list-item>
            <text:list-item>
              <text:p text:style-name="P30"><text:span text:style-name="T30_1">Trapster</text:span><text:span text:style-name="T30_2"><text:s/>(</text:span><text:span text:style-name="T30_3">TGWiki</text:span><text:span text:style-name="T30_4"><text:s/></text:span><text:span text:style-name="T30_5">modified</text:span><text:span text:style-name="T30_6"><text:s/></text:span><text:span text:style-name="T30_7">by</text:span><text:span text:style-name="T30_8"><text:s/></text:span><text:span text:style-name="T30_9">KDM</text:span><text:span text:style-name="T30_10">)<text:s/>-<text:s/>8</text:span><text:span text:style-name="T30_11">th</text:span><text:span text:style-name="T30_12"><text:s/></text:span><text:span text:style-name="T30_13">level</text:span><text:span text:style-name="T30_14">,<text:s/></text:span><text:span text:style-name="T30_15">Dex</text:span><text:span text:style-name="T30_16">,<text:s/></text:span><text:span text:style-name="T30_17">Int</text:span><text:span text:style-name="T30_18">,<text:s/></text:span><text:span text:style-name="T30_19">or</text:span><text:span text:style-name="T30_20"><text:s/></text:span><text:span text:style-name="T30_21">Wis</text:span><text:span text:style-name="T30_22"><text:s/>15;<text:s/></text:span><text:span text:style-name="T30_23">Replace</text:span><text:span text:style-name="T30_24"><text:s/>7</text:span><text:span text:style-name="T30_25">th</text:span><text:span text:style-name="T30_26">-</text:span><text:span text:style-name="T30_27">level</text:span><text:span text:style-name="T30_28"><text:s/></text:span><text:span text:style-name="T30_29">Encounter</text:span><text:span text:style-name="T30_30"><text:s/></text:span><text:span text:style-name="T30_31">attack</text:span><text:span text:style-name="T30_32">.<text:s/></text:span><text:span text:style-name="T30_33">Create</text:span><text:span text:style-name="T30_34"><text:s/></text:span><text:span text:style-name="T30_35">lasting</text:span><text:span text:style-name="T30_36"><text:s/></text:span><text:span text:style-name="T30_37">Zone</text:span><text:span text:style-name="T30_38"><text:s/></text:span><text:span text:style-name="T30_39">in</text:span><text:span text:style-name="T30_40"><text:s/></text:span><text:span text:style-name="T30_41">Close</text:span><text:span text:style-name="T30_42"><text:s/></text:span><text:span text:style-name="T30_43">Burst</text:span><text:span text:style-name="T30_44"><text:s/>2<text:s/></text:span><text:span text:style-name="T30_45">that</text:span><text:span text:style-name="T30_46"><text:s/></text:span><text:span text:style-name="T30_47">harms</text:span><text:span text:style-name="T30_48"><text:s/></text:span><text:span text:style-name="T30_49">and</text:span><text:span text:style-name="T30_50"><text:s/></text:span><text:span text:style-name="T30_51">slows</text:span><text:span text:style-name="T30_52"><text:s/></text:span><text:span text:style-name="T30_53">enemies</text:span></text:p>
            </text:list-item>
          </text:list>
          <text:list text:style-name="LS2" xml:id="list21">
            <text:list-item>
              <text:p text:style-name="P31"><text:span text:style-name="T31_1">Master</text:span><text:span text:style-name="T31_2"><text:s/></text:span><text:span text:style-name="T31_3">Trapster</text:span><text:span text:style-name="T31_4"><text:s/>(</text:span><text:span text:style-name="T31_5">TGWiki</text:span><text:span text:style-name="T31_6"><text:s/></text:span><text:span text:style-name="T31_7">modified</text:span><text:span text:style-name="T31_8"><text:s/></text:span><text:span text:style-name="T31_9">by</text:span><text:span text:style-name="T31_10"><text:s/></text:span><text:span text:style-name="T31_11">KDM</text:span><text:span text:style-name="T31_12">)<text:s/>-<text:s/>16</text:span><text:span text:style-name="T31_13">th</text:span><text:span text:style-name="T31_14"><text:s/></text:span><text:span text:style-name="T31_15">level</text:span><text:span text:style-name="T31_16">,<text:s/></text:span><text:span text:style-name="T31_17">Dex</text:span><text:span text:style-name="T31_18">,<text:s/></text:span><text:span text:style-name="T31_19">Int</text:span><text:span text:style-name="T31_20">,<text:s/></text:span><text:span text:style-name="T31_21">or</text:span><text:span text:style-name="T31_22"><text:s/></text:span><text:span text:style-name="T31_23">Wis</text:span><text:span text:style-name="T31_24"><text:s/>17;<text:s/></text:span><text:span text:style-name="T31_25">Replace</text:span><text:span text:style-name="T31_26">15</text:span><text:span text:style-name="T31_27">th</text:span><text:span text:style-name="T31_28">-</text:span><text:span text:style-name="T31_29">level</text:span><text:span text:style-name="T31_30"><text:s/></text:span><text:span text:style-name="T31_31">Daily</text:span><text:span text:style-name="T31_32"><text:s/></text:span><text:span text:style-name="T31_33">attack</text:span><text:span text:style-name="T31_34"><text:s/></text:span><text:span text:style-name="T31_35">power</text:span><text:span text:style-name="T31_36">.<text:s/></text:span><text:span text:style-name="T31_37">Drop</text:span><text:span text:style-name="T31_38"><text:s/></text:span><text:span text:style-name="T31_39">snare</text:span><text:span text:style-name="T31_40"><text:s/></text:span><text:span text:style-name="T31_41">that</text:span><text:span text:style-name="T31_42"><text:s/></text:span><text:span text:style-name="T31_43">damages</text:span><text:span text:style-name="T31_44"><text:s/></text:span><text:span text:style-name="T31_45">and</text:span><text:span text:style-name="T31_46"><text:s/></text:span><text:span text:style-name="T31_47">restrains</text:span><text:span text:style-name="T31_48"><text:s/></text:span><text:span text:style-name="T31_49">triggering</text:span><text:span text:style-name="T31_50"><text:s/></text:span><text:span text:style-name="T31_51">target</text:span></text:p>
            </text:list-item>
          </text:list>
        </text:list-item>
      </text:list>
      <text:p text:style-name="P32"/>
      <text:list text:style-name="LS3" xml:id="list22">
        <text:list-item>
          <text:list>
            <text:list-item>
              <text:p text:style-name="P33"><text:span text:style-name="T33_1">Kobold</text:span><text:span text:style-name="T33_2"><text:s/></text:span><text:span text:style-name="T33_3">Paragon</text:span><text:span text:style-name="T33_4"><text:s/></text:span><text:span text:style-name="T33_5">Path</text:span><text:span text:style-name="T33_6"><text:s/>(</text:span><text:span text:style-name="T33_7">TGWiki</text:span><text:span text:style-name="T33_8">)</text:span></text:p>
              <text:list>
                <text:list-item>
                  <text:p text:style-name="P34"><text:span text:style-name="T34_1">Draconic</text:span><text:span text:style-name="T34_2"><text:s/></text:span><text:span text:style-name="T34_3">Partisan</text:span></text:p>
                </text:list-item>
              </text:list>
            </text:list-item>
            <text:list-item>
              <text:p text:style-name="P35"><text:span text:style-name="T35_1">Kobold</text:span><text:span text:style-name="T35_2"><text:s/></text:span><text:span text:style-name="T35_3">Backgrounds</text:span><text:span text:style-name="T35_4"><text:s/>(</text:span><text:span text:style-name="T35_5">TGWiki</text:span><text:span text:style-name="T35_6">)</text:span></text:p>
              <text:list>
                <text:list-item>
                  <text:p text:style-name="P36"><text:span text:style-name="T36_1">Clan</text:span><text:span text:style-name="T36_2"><text:s/></text:span><text:span text:style-name="T36_3">Leader</text:span></text:p>
                </text:list-item>
                <text:list-item>
                  <text:p text:style-name="P37"><text:span text:style-name="T37_1">Former</text:span><text:span text:style-name="T37_2"><text:s/></text:span><text:span text:style-name="T37_3">Minion</text:span></text:p>
                </text:list-item>
                <text:list-item>
                  <text:p text:style-name="P38"><text:span text:style-name="T38_1">Miner</text:span><text:span text:style-name="T38_2"><text:tab/></text:span></text:p>
                </text:list-item>
              </text:list>
            </text:list-item>
          </text:list>
        </text:list-item>
      </text:list>
      <text:p text:style-name="P39"/>
      <text:list text:style-name="LS4" xml:id="list28">
        <text:list-item>
          <text:p text:style-name="P40"><text:span text:style-name="T40_1">Goblin</text:span></text:p>
          <text:list>
            <text:list-item>
              <text:p text:style-name="P41"><text:span text:style-name="T41_1">Mobile</text:span><text:span text:style-name="T41_2"><text:s/></text:span><text:span text:style-name="T41_3">Ranged</text:span><text:span text:style-name="T41_4"><text:s/></text:span><text:span text:style-name="T41_5">Attack</text:span><text:span text:style-name="T41_6"><text:s/>-<text:s/>2</text:span><text:span text:style-name="T41_7">nd</text:span><text:span text:style-name="T41_8"><text:s/></text:span><text:span text:style-name="T41_9">level</text:span><text:span text:style-name="T41_10">,<text:s/></text:span><text:span text:style-name="T41_11">martial</text:span><text:span text:style-name="T41_12"><text:s/></text:span><text:span text:style-name="T41_13">class</text:span><text:span text:style-name="T41_14">;<text:s/></text:span><text:span text:style-name="T41_15">Replace</text:span><text:span text:style-name="T41_16"><text:s/>2</text:span><text:span text:style-name="T41_17">nd</text:span><text:span text:style-name="T41_18"><text:s/></text:span><text:span text:style-name="T41_19">level</text:span><text:span text:style-name="T41_20"><text:s/></text:span><text:span text:style-name="T41_21">Utility</text:span><text:span text:style-name="T41_22">.<text:s/></text:span><text:span text:style-name="T41_23">Move</text:span><text:span text:style-name="T41_24"><text:s/></text:span><text:span text:style-name="T41_25">half</text:span><text:span text:style-name="T41_26"><text:s/></text:span><text:span text:style-name="T41_27">speed</text:span><text:span text:style-name="T41_28"><text:s/></text:span><text:span text:style-name="T41_29">and</text:span><text:span text:style-name="T41_30"><text:s/></text:span><text:span text:style-name="T41_31">make</text:span><text:span text:style-name="T41_32"><text:s/></text:span><text:span text:style-name="T41_33">ranged</text:span><text:span text:style-name="T41_34"><text:s/></text:span><text:span text:style-name="T41_35">basic</text:span><text:span text:style-name="T41_36"><text:s/></text:span><text:span text:style-name="T41_37">attack</text:span><text:span text:style-name="T41_38"><text:s/></text:span><text:span text:style-name="T41_39">without</text:span><text:span text:style-name="T41_40"><text:s/></text:span><text:span text:style-name="T41_41">Opportunity</text:span><text:span text:style-name="T41_42"><text:s/></text:span><text:span text:style-name="T41_43">Attacks</text:span></text:p>
            </text:list-item>
            <text:list-item>
              <text:p text:style-name="P42"><text:span text:style-name="T42_1">Sneaky</text:span><text:span text:style-name="T42_2"><text:s text:c="2"/>-<text:s/></text:span><text:span text:style-name="T42_3">Rogue</text:span><text:span text:style-name="T42_4">,<text:s/></text:span><text:span text:style-name="T42_5">Thief</text:span><text:span text:style-name="T42_6"><text:s/></text:span><text:span text:style-name="T42_7">or</text:span><text:span text:style-name="T42_8"><text:s/></text:span><text:span text:style-name="T42_9">Assassin</text:span><text:span text:style-name="T42_10">;<text:s/></text:span><text:span text:style-name="T42_11">Shift</text:span><text:span text:style-name="T42_12"><text:s/></text:span><text:span text:style-name="T42_13">into</text:span><text:span text:style-name="T42_14"><text:s/></text:span><text:span text:style-name="T42_15">allies</text:span><text:span text:style-name="T42_16"><text:s/></text:span><text:span text:style-name="T42_17">square</text:span><text:span text:style-name="T42_18"><text:s/></text:span><text:span text:style-name="T42_19">and</text:span><text:span text:style-name="T42_20"><text:s/></text:span><text:span text:style-name="T42_21">swap</text:span><text:span text:style-name="T42_22"><text:s/></text:span><text:span text:style-name="T42_23">places</text:span><text:span text:style-name="T42_24"><text:s/></text:span><text:span text:style-name="T42_25">on</text:span><text:span text:style-name="T42_26"><text:s/></text:span><text:span text:style-name="T42_27">Move</text:span><text:span text:style-name="T42_28"><text:s/></text:span><text:span text:style-name="T42_29">Action</text:span></text:p>
            </text:list-item>
            <text:list-item>
              <text:p text:style-name="P43"><text:span text:style-name="T43_1">Great</text:span><text:span text:style-name="T43_2"><text:s/></text:span><text:span text:style-name="T43_3">Position</text:span><text:span text:style-name="T43_4"><text:s/>-<text:s/></text:span><text:span text:style-name="T43_5">martial</text:span><text:span text:style-name="T43_6"><text:s/></text:span><text:span text:style-name="T43_7">class</text:span><text:span text:style-name="T43_8">;<text:s/></text:span><text:span text:style-name="T43_9">Once</text:span><text:span text:style-name="T43_10"><text:s/></text:span><text:span text:style-name="T43_11">per</text:span><text:span text:style-name="T43_12"><text:s/></text:span><text:span text:style-name="T43_13">encounter</text:span><text:span text:style-name="T43_14"><text:s/></text:span><text:span text:style-name="T43_15">deal</text:span><text:span text:style-name="T43_16"><text:s/>1</text:span><text:span text:style-name="T43_17">d</text:span><text:span text:style-name="T43_18">6<text:s/></text:span><text:span text:style-name="T43_19">extra</text:span><text:span text:style-name="T43_20"><text:s/></text:span><text:span text:style-name="T43_21">on</text:span><text:span text:style-name="T43_22"><text:s/></text:span><text:span text:style-name="T43_23">ranged</text:span><text:span text:style-name="T43_24"><text:s/></text:span><text:span text:style-name="T43_25">basic</text:span><text:span text:style-name="T43_26"><text:s/></text:span><text:span text:style-name="T43_27">when</text:span><text:span text:style-name="T43_28"><text:s/></text:span><text:span text:style-name="T43_29">moving</text:span><text:span text:style-name="T43_30"><text:s/></text:span><text:span text:style-name="T43_31">at</text:span><text:span text:style-name="T43_32"><text:s/></text:span><text:span text:style-name="T43_33">least</text:span><text:span text:style-name="T43_34"><text:s/>4<text:s/></text:span><text:span text:style-name="T43_35">squares</text:span></text:p>
            </text:list-item>
            <text:list-item>
              <text:p text:style-name="P44"><text:span text:style-name="T44_1">Small</text:span><text:span text:style-name="T44_2"><text:s/></text:span><text:span text:style-name="T44_3">Sniper</text:span><text:span text:style-name="T44_4"><text:s/>-<text:s/></text:span><text:span text:style-name="T44_5">no</text:span><text:span text:style-name="T44_6"><text:s/></text:span><text:span text:style-name="T44_7">req</text:span><text:span text:style-name="T44_8">;<text:s/></text:span><text:span text:style-name="T44_9">Stay</text:span><text:span text:style-name="T44_10"><text:s/></text:span><text:span text:style-name="T44_11">hidden</text:span><text:span text:style-name="T44_12"><text:s/></text:span><text:span text:style-name="T44_13">on</text:span><text:span text:style-name="T44_14"><text:s/></text:span><text:span text:style-name="T44_15">missed</text:span><text:span text:style-name="T44_16"><text:s/></text:span><text:span text:style-name="T44_17">ranged</text:span><text:span text:style-name="T44_18"><text:s/></text:span><text:span text:style-name="T44_19">attack</text:span></text:p>
            </text:list-item>
            <text:list-item>
              <text:p text:style-name="P45"><text:span text:style-name="T45_1">Goblin</text:span><text:span text:style-name="T45_2"><text:s/></text:span><text:span text:style-name="T45_3">Survival</text:span><text:span text:style-name="T45_4"><text:s/></text:span><text:span text:style-name="T45_5">Instinct</text:span><text:span text:style-name="T45_6"><text:s/>-<text:s/>11</text:span><text:span text:style-name="T45_7">th</text:span><text:span text:style-name="T45_8"><text:s/></text:span><text:span text:style-name="T45_9">level</text:span><text:span text:style-name="T45_10">;<text:s/></text:span><text:span text:style-name="T45_11">Gain</text:span><text:span text:style-name="T45_12"><text:s/></text:span><text:span text:style-name="T45_13">decreasing</text:span><text:span text:style-name="T45_14"><text:s/></text:span><text:span text:style-name="T45_15">bonus</text:span><text:span text:style-name="T45_16"><text:s/></text:span><text:span text:style-name="T45_17">when</text:span><text:span text:style-name="T45_18"><text:s/></text:span><text:span text:style-name="T45_19">first</text:span><text:span text:style-name="T45_20"><text:s/></text:span><text:span text:style-name="T45_21">bloodied</text:span><text:span text:style-name="T45_22">,<text:s/></text:span><text:span text:style-name="T45_23">starting</text:span><text:span text:style-name="T45_24"><text:s/></text:span><text:span text:style-name="T45_25">at</text:span><text:span text:style-name="T45_26"><text:s/>+3</text:span></text:p>
            </text:list-item>
          </text:list>
        </text:list-item>
      </text:list>
      <text:p text:style-name="P46"/>
      <text:list text:style-name="LS5" xml:id="list34">
        <text:list-item>
          <text:p text:style-name="P47"><text:span text:style-name="T47_1">Hobgoblin</text:span></text:p>
          <text:list>
            <text:list-item>
              <text:p text:style-name="P48"><text:span text:style-name="T48_1">Phalanx</text:span><text:span text:style-name="T48_2"><text:s/></text:span><text:span text:style-name="T48_3">Soldier</text:span><text:span text:style-name="T48_4"><text:s/>-<text:s/></text:span><text:span text:style-name="T48_5">no</text:span><text:span text:style-name="T48_6"><text:s/></text:span><text:span text:style-name="T48_7">req</text:span><text:span text:style-name="T48_8">;<text:s/>+1<text:s/></text:span><text:span text:style-name="T48_9">to</text:span><text:span text:style-name="T48_10"><text:s/></text:span><text:span text:style-name="T48_11">AC</text:span><text:span text:style-name="T48_12"><text:s/></text:span><text:span text:style-name="T48_13">to</text:span><text:span text:style-name="T48_14"><text:s/></text:span><text:span text:style-name="T48_15">you</text:span><text:span text:style-name="T48_16"><text:s/></text:span><text:span text:style-name="T48_17">and</text:span><text:span text:style-name="T48_18"><text:s/></text:span><text:span text:style-name="T48_19">all</text:span><text:span text:style-name="T48_20"><text:s/></text:span><text:span text:style-name="T48_21">adjacent</text:span><text:span text:style-name="T48_22"><text:s/></text:span><text:span text:style-name="T48_23">when</text:span><text:span text:style-name="T48_24"><text:s/></text:span><text:span text:style-name="T48_25">at</text:span><text:span text:style-name="T48_26"><text:s/></text:span><text:span text:style-name="T48_27">least</text:span><text:span text:style-name="T48_28"><text:s/></text:span><text:span text:style-name="T48_29">to</text:span><text:span text:style-name="T48_30"><text:s/></text:span><text:span text:style-name="T48_31">allies</text:span><text:span text:style-name="T48_32"><text:s/></text:span><text:span text:style-name="T48_33">are</text:span><text:span text:style-name="T48_34"><text:s/></text:span><text:span text:style-name="T48_35">adjacent</text:span></text:p>
            </text:list-item>
            <text:list-item>
              <text:p text:style-name="P49"><text:span text:style-name="T49_1">Improved</text:span><text:span text:style-name="T49_2"><text:s/></text:span><text:span text:style-name="T49_3">Phalanx</text:span><text:span text:style-name="T49_4"><text:s/></text:span><text:span text:style-name="T49_5">Soldier</text:span><text:span text:style-name="T49_6"><text:s/>-<text:s/>11</text:span><text:span text:style-name="T49_7">th</text:span><text:span text:style-name="T49_8"><text:s/></text:span><text:span text:style-name="T49_9">level</text:span><text:span text:style-name="T49_10">,<text:s/></text:span><text:span text:style-name="T49_11">Phalanx</text:span><text:span text:style-name="T49_12"><text:s/></text:span><text:span text:style-name="T49_13">Soldier</text:span><text:span text:style-name="T49_14">;<text:s/></text:span><text:span text:style-name="T49_15">Once</text:span><text:span text:style-name="T49_16"><text:s/></text:span><text:span text:style-name="T49_17">per</text:span><text:span text:style-name="T49_18"><text:s/></text:span><text:span text:style-name="T49_19">encounter</text:span><text:span text:style-name="T49_20"><text:s/></text:span><text:span text:style-name="T49_21">divide</text:span><text:span text:style-name="T49_22"><text:s/></text:span><text:span text:style-name="T49_23">damage</text:span><text:span text:style-name="T49_24"><text:s/></text:span><text:span text:style-name="T49_25">received</text:span><text:span text:style-name="T49_26"><text:s/></text:span><text:span text:style-name="T49_27">between</text:span><text:span text:style-name="T49_28"><text:s/></text:span><text:span text:style-name="T49_29">all</text:span><text:span text:style-name="T49_30"><text:s/></text:span><text:span text:style-name="T49_31">in</text:span><text:span text:style-name="T49_32"><text:s/></text:span><text:span text:style-name="T49_33">phalanx</text:span></text:p>
            </text:list-item>
            <text:list-item>
              <text:p text:style-name="P50"><text:span text:style-name="T50_1">Extraordinary</text:span><text:span text:style-name="T50_2"><text:s/></text:span><text:span text:style-name="T50_3">Hobgoblin</text:span><text:span text:style-name="T50_4"><text:s/></text:span><text:span text:style-name="T50_5">Resilience</text:span><text:span text:style-name="T50_6"><text:s/>-<text:s/></text:span><text:span text:style-name="T50_7">no</text:span><text:span text:style-name="T50_8"><text:s/></text:span><text:span text:style-name="T50_9">req</text:span><text:span text:style-name="T50_10">;<text:s/></text:span><text:span text:style-name="T50_11">When</text:span><text:span text:style-name="T50_12"><text:s/></text:span><text:span text:style-name="T50_13">using</text:span><text:span text:style-name="T50_14"><text:s/></text:span><text:span text:style-name="T50_15">Hobgoblin</text:span><text:span text:style-name="T50_16"><text:s/></text:span><text:span text:style-name="T50_17">Resilience</text:span><text:span text:style-name="T50_18">,<text:s/></text:span><text:span text:style-name="T50_19">gain</text:span><text:span text:style-name="T50_20"><text:s/>+2<text:s/></text:span><text:span text:style-name="T50_21">to</text:span><text:span text:style-name="T50_22"><text:s/></text:span><text:span text:style-name="T50_23">the</text:span><text:span text:style-name="T50_24"><text:s/></text:span><text:span text:style-name="T50_25">saving</text:span><text:span text:style-name="T50_26"><text:s/></text:span><text:span text:style-name="T50_27">throw</text:span><text:span text:style-name="T50_28"><text:tab/></text:span></text:p>
            </text:list-item>
            <text:list-item>
              <text:p text:style-name="P51"><text:span text:style-name="T51_1">Fleshcarver</text:span><text:span text:style-name="T51_2">'</text:span><text:span text:style-name="T51_3">s</text:span><text:span text:style-name="T51_4"><text:s/></text:span><text:span text:style-name="T51_5">Weapon</text:span><text:span text:style-name="T51_6"><text:s/>-<text:s/>11</text:span><text:span text:style-name="T51_7">th</text:span><text:span text:style-name="T51_8"><text:s/></text:span><text:span text:style-name="T51_9">level</text:span><text:span text:style-name="T51_10">;<text:s/></text:span><text:span text:style-name="T51_11">Proficiency</text:span><text:span text:style-name="T51_12"><text:s/></text:span><text:span text:style-name="T51_13">with</text:span><text:span text:style-name="T51_14"><text:s/></text:span><text:span text:style-name="T51_15">glaive</text:span><text:span text:style-name="T51_16">,<text:s/>+2<text:s/></text:span><text:span text:style-name="T51_17">to</text:span><text:span text:style-name="T51_18"><text:s/></text:span><text:span text:style-name="T51_19">attack</text:span><text:span text:style-name="T51_20"><text:s/></text:span><text:span text:style-name="T51_21">and</text:span><text:span text:style-name="T51_22"><text:s/></text:span><text:span text:style-name="T51_23">damage</text:span><text:span text:style-name="T51_24">,<text:s/></text:span><text:span text:style-name="T51_25">ongoing</text:span><text:span text:style-name="T51_26"><text:s/></text:span><text:span text:style-name="T51_27">damage</text:span><text:span text:style-name="T51_28"><text:s/></text:span><text:span text:style-name="T51_29">on</text:span><text:span text:style-name="T51_30"><text:s/></text:span><text:span text:style-name="T51_31">crit</text:span><text:span text:style-name="T51_32"><text:tab/></text:span></text:p>
            </text:list-item>
            <text:list-item>
              <text:p text:style-name="P52"><text:span text:style-name="T52_1">Lead</text:span><text:span text:style-name="T52_2"><text:s/></text:span><text:span text:style-name="T52_3">from</text:span><text:span text:style-name="T52_4"><text:s/></text:span><text:span text:style-name="T52_5">the</text:span><text:span text:style-name="T52_6"><text:s/></text:span><text:span text:style-name="T52_7">Front</text:span><text:span text:style-name="T52_8"><text:s/>-<text:s/>11</text:span><text:span text:style-name="T52_9">th</text:span><text:span text:style-name="T52_10"><text:s/></text:span><text:span text:style-name="T52_11">level</text:span><text:span text:style-name="T52_12">;<text:s/></text:span><text:span text:style-name="T52_13">Once</text:span><text:span text:style-name="T52_14"><text:s/></text:span><text:span text:style-name="T52_15">per</text:span><text:span text:style-name="T52_16"><text:s/></text:span><text:span text:style-name="T52_17">encounter</text:span><text:span text:style-name="T52_18">,<text:s/></text:span><text:span text:style-name="T52_19">when</text:span><text:span text:style-name="T52_20"><text:s/></text:span><text:span text:style-name="T52_21">you</text:span><text:span text:style-name="T52_22"><text:s/></text:span><text:span text:style-name="T52_23">hit</text:span><text:span text:style-name="T52_24"><text:s/></text:span><text:span text:style-name="T52_25">a</text:span><text:span text:style-name="T52_26"><text:s/></text:span><text:span text:style-name="T52_27">target</text:span><text:span text:style-name="T52_28"><text:s/></text:span><text:span text:style-name="T52_29">with</text:span><text:span text:style-name="T52_30"><text:s/></text:span><text:span text:style-name="T52_31">melee</text:span><text:span text:style-name="T52_32"><text:s/></text:span><text:span text:style-name="T52_33">attack</text:span><text:span text:style-name="T52_34">,<text:s/></text:span><text:span text:style-name="T52_35">allies</text:span><text:span text:style-name="T52_36"><text:s/></text:span><text:span text:style-name="T52_37">gain</text:span><text:span text:style-name="T52_38"><text:s/>+2<text:s/></text:span><text:span text:style-name="T52_39">to</text:span><text:span text:style-name="T52_40"><text:s/></text:span><text:span text:style-name="T52_41">attack</text:span><text:span text:style-name="T52_42"><text:s/></text:span><text:span text:style-name="T52_43">and</text:span><text:span text:style-name="T52_44"><text:s/></text:span><text:span text:style-name="T52_45">damage</text:span><text:span text:style-name="T52_46"><text:tab/></text:span></text:p>
            </text:list-item>
          </text:list>
        </text:list-item>
      </text:list>
      <text:p text:style-name="P53"/>
      <text:list text:style-name="LS6" xml:id="list40">
        <text:list-item>
          <text:p text:style-name="P54"><text:span text:style-name="T54_1">Bugbear</text:span></text:p>
          <text:list>
            <text:list-item>
              <text:p text:style-name="P55"><text:span text:style-name="T55_1">Bugbear</text:span><text:span text:style-name="T55_2"><text:s/></text:span><text:span text:style-name="T55_3">Strangler</text:span><text:span text:style-name="T55_4"><text:s/>-<text:s/></text:span><text:span text:style-name="T55_5">Str</text:span><text:span text:style-name="T55_6"><text:s/>14;<text:s/>+2<text:s/></text:span><text:span text:style-name="T55_7">to</text:span><text:span text:style-name="T55_8"><text:s/></text:span><text:span text:style-name="T55_9">grab</text:span><text:span text:style-name="T55_10"><text:s/></text:span><text:span text:style-name="T55_11">attempts</text:span><text:span text:style-name="T55_12"><text:s/></text:span><text:span text:style-name="T55_13">with</text:span><text:span text:style-name="T55_14"><text:s/></text:span><text:span text:style-name="T55_15">Combat</text:span><text:span text:style-name="T55_16"><text:s/></text:span><text:span text:style-name="T55_17">Advantage</text:span><text:span text:style-name="T55_18">,<text:s/></text:span><text:span text:style-name="T55_19">target</text:span><text:span text:style-name="T55_20"><text:s/></text:span><text:span text:style-name="T55_21">suffers</text:span><text:span text:style-name="T55_22"><text:s/>-2<text:s/></text:span><text:span text:style-name="T55_23">to</text:span><text:span text:style-name="T55_24"><text:s/></text:span><text:span text:style-name="T55_25">escape</text:span><text:span text:style-name="T55_26"><text:s/></text:span><text:span text:style-name="T55_27">and</text:span><text:span text:style-name="T55_28"><text:s/></text:span><text:span text:style-name="T55_29">takes</text:span><text:span text:style-name="T55_30"><text:s/></text:span><text:span text:style-name="T55_31">ongoing</text:span><text:span text:style-name="T55_32"><text:s/></text:span><text:span text:style-name="T55_33">damage</text:span><text:span text:style-name="T55_34"><text:s/></text:span><text:span text:style-name="T55_35">equal</text:span><text:span text:style-name="T55_36"><text:s/></text:span><text:span text:style-name="T55_37">to</text:span><text:span text:style-name="T55_38"><text:s/></text:span><text:span text:style-name="T55_39">STRmod</text:span></text:p>
            </text:list-item>
            <text:list-item>
              <text:p text:style-name="P56"><text:span text:style-name="T56_1">Body</text:span><text:span text:style-name="T56_2"><text:s/></text:span><text:span text:style-name="T56_3">Shield</text:span><text:span text:style-name="T56_4"><text:s/>-<text:s/>11</text:span><text:span text:style-name="T56_5">th</text:span><text:span text:style-name="T56_6"><text:s/></text:span><text:span text:style-name="T56_7">level</text:span><text:span text:style-name="T56_8">,<text:s/></text:span><text:span text:style-name="T56_9">Bugbear</text:span><text:span text:style-name="T56_10"><text:s/></text:span><text:span text:style-name="T56_11">Strangler</text:span><text:span text:style-name="T56_12">;<text:s/></text:span><text:span text:style-name="T56_13">Once</text:span><text:span text:style-name="T56_14"><text:s/></text:span><text:span text:style-name="T56_15">per</text:span><text:span text:style-name="T56_16"><text:s/></text:span><text:span text:style-name="T56_17">encounter</text:span><text:span text:style-name="T56_18">,<text:s/></text:span><text:span text:style-name="T56_19">make</text:span><text:span text:style-name="T56_20"><text:s/></text:span><text:span text:style-name="T56_21">grabbed</text:span><text:span text:style-name="T56_22"><text:s/></text:span><text:span text:style-name="T56_23">enemy</text:span><text:span text:style-name="T56_24"><text:s/></text:span><text:span text:style-name="T56_25">target</text:span><text:span text:style-name="T56_26"><text:s/></text:span><text:span text:style-name="T56_27">of</text:span><text:span text:style-name="T56_28"><text:s/></text:span><text:span text:style-name="T56_29">attack</text:span><text:span text:style-name="T56_30"><text:s/></text:span><text:span text:style-name="T56_31">that</text:span><text:span text:style-name="T56_32"><text:s/></text:span><text:span text:style-name="T56_33">hits</text:span><text:span text:style-name="T56_34"><text:s/></text:span><text:span text:style-name="T56_35">you</text:span><text:span text:style-name="T56_36">.</text:span></text:p>
            </text:list-item>
            <text:list-item>
              <text:p text:style-name="P57"><text:span text:style-name="T57_1">Decapitatiooon</text:span><text:span text:style-name="T57_2">!<text:s text:c="2"/>-<text:s/></text:span><text:span text:style-name="T57_3">no</text:span><text:span text:style-name="T57_4"><text:s/></text:span><text:span text:style-name="T57_5">req</text:span><text:span text:style-name="T57_6">;<text:s/></text:span><text:span text:style-name="T57_7">Deal</text:span><text:span text:style-name="T57_8"><text:s/></text:span><text:span text:style-name="T57_9">extra</text:span><text:span text:style-name="T57_10"><text:s/></text:span><text:span text:style-name="T57_11">damage</text:span><text:span text:style-name="T57_12"><text:s/></text:span><text:span text:style-name="T57_13">on</text:span><text:span text:style-name="T57_14"><text:s/></text:span><text:span text:style-name="T57_15">critical</text:span><text:span text:style-name="T57_16"><text:s/></text:span><text:span text:style-name="T57_17">hit</text:span><text:span text:style-name="T57_18"><text:s/></text:span><text:span text:style-name="T57_19">equal</text:span><text:span text:style-name="T57_20"><text:s/></text:span><text:span text:style-name="T57_21">to</text:span><text:span text:style-name="T57_22"><text:s/></text:span><text:span text:style-name="T57_23">STRmod</text:span><text:span text:style-name="T57_24">,<text:s/></text:span><text:span text:style-name="T57_25">DEXmod</text:span><text:span text:style-name="T57_26"><text:s/></text:span><text:span text:style-name="T57_27">or</text:span><text:span text:style-name="T57_28"><text:s/></text:span><text:span text:style-name="T57_29">WISmod</text:span><text:span text:style-name="T57_30">,<text:s/></text:span><text:span text:style-name="T57_31">double</text:span><text:span text:style-name="T57_32"><text:s/></text:span><text:span text:style-name="T57_33">on</text:span><text:span text:style-name="T57_34"><text:s/></text:span><text:span text:style-name="T57_35">Coup</text:span><text:span text:style-name="T57_36"><text:s/></text:span><text:span text:style-name="T57_37">de</text:span><text:span text:style-name="T57_38"><text:s/></text:span><text:span text:style-name="T57_39">Grace</text:span><text:span text:style-name="T57_40">.<text:s/></text:span><text:span text:style-name="T57_41">Extra</text:span><text:span text:style-name="T57_42"><text:s/></text:span><text:span text:style-name="T57_43">damage</text:span><text:span text:style-name="T57_44"><text:s/></text:span><text:span text:style-name="T57_45">on</text:span><text:span text:style-name="T57_46"><text:s/></text:span><text:span text:style-name="T57_47">kill</text:span></text:p>
            </text:list-item>
            <text:list-item>
              <text:p text:style-name="P58"><text:span text:style-name="T58_1">Control</text:span><text:span text:style-name="T58_2"><text:s/></text:span><text:span text:style-name="T58_3">Word</text:span><text:span text:style-name="T58_4"><text:s/>-<text:s/></text:span><text:span text:style-name="T58_5">no</text:span><text:span text:style-name="T58_6"><text:s/></text:span><text:span text:style-name="T58_7">req</text:span><text:span text:style-name="T58_8">;<text:s/></text:span><text:span text:style-name="T58_9">Ally</text:span><text:span text:style-name="T58_10"><text:s/></text:span><text:span text:style-name="T58_11">you</text:span><text:span text:style-name="T58_12"><text:s/></text:span><text:span text:style-name="T58_13">can</text:span><text:span text:style-name="T58_14"><text:s/></text:span><text:span text:style-name="T58_15">hear</text:span><text:span text:style-name="T58_16"><text:s/></text:span><text:span text:style-name="T58_17">can</text:span><text:span text:style-name="T58_18"><text:s/></text:span><text:span text:style-name="T58_19">end</text:span><text:span text:style-name="T58_20"><text:s/></text:span><text:span text:style-name="T58_21">fear</text:span><text:span text:style-name="T58_22">,<text:s/></text:span><text:span text:style-name="T58_23">charm</text:span><text:span text:style-name="T58_24"><text:s/></text:span><text:span text:style-name="T58_25">or</text:span><text:span text:style-name="T58_26"><text:s/></text:span><text:span text:style-name="T58_27">dominate</text:span><text:span text:style-name="T58_28"><text:s/></text:span><text:span text:style-name="T58_29">effect</text:span><text:span text:style-name="T58_30"><text:s/></text:span><text:span text:style-name="T58_31">on</text:span><text:span text:style-name="T58_32"><text:s/></text:span><text:span text:style-name="T58_33">you</text:span><text:span text:style-name="T58_34"><text:s/></text:span><text:span text:style-name="T58_35">once</text:span><text:span text:style-name="T58_36"><text:s/></text:span><text:span text:style-name="T58_37">per</text:span><text:span text:style-name="T58_38"><text:s/></text:span><text:span text:style-name="T58_39">encounter</text:span><text:span text:style-name="T58_40"><text:tab/></text:span></text:p>
            </text:list-item>
            <text:list-item>
              <text:p text:style-name="P59"><text:span text:style-name="T59_1">Negotiations</text:span><text:span text:style-name="T59_2"><text:s/></text:span><text:span text:style-name="T59_3">are</text:span><text:span text:style-name="T59_4"><text:s/></text:span><text:span text:style-name="T59_5">Terminated</text:span><text:span text:style-name="T59_6"><text:s/>-<text:s/></text:span><text:span text:style-name="T59_7">trained</text:span><text:span text:style-name="T59_8"><text:s/></text:span><text:span text:style-name="T59_9">in</text:span><text:span text:style-name="T59_10"><text:s/></text:span><text:span text:style-name="T59_11">Diplomacy</text:span><text:span text:style-name="T59_12">;<text:s/>+2<text:s/></text:span><text:span text:style-name="T59_13">to</text:span><text:span text:style-name="T59_14"><text:s/></text:span><text:span text:style-name="T59_15">Intimidate</text:span><text:span text:style-name="T59_16">,<text:s/></text:span><text:span text:style-name="T59_17">reroll</text:span><text:span text:style-name="T59_18"><text:s/></text:span><text:span text:style-name="T59_19">failed</text:span><text:span text:style-name="T59_20"><text:s/></text:span><text:span text:style-name="T59_21">Diplomacy</text:span><text:span text:style-name="T59_22"><text:s/></text:span><text:span text:style-name="T59_23">check</text:span><text:span text:style-name="T59_24"><text:s/></text:span><text:span text:style-name="T59_25">with</text:span><text:span text:style-name="T59_26"><text:s/></text:span><text:span text:style-name="T59_27">Intimidate</text:span><text:span text:style-name="T59_28"><text:s/></text:span><text:span text:style-name="T59_29">once</text:span><text:span text:style-name="T59_30"><text:s/></text:span><text:span text:style-name="T59_31">and</text:span><text:span text:style-name="T59_32"><text:s/></text:span><text:span text:style-name="T59_33">gain</text:span><text:span text:style-name="T59_34"><text:s/>+5<text:s/></text:span><text:span text:style-name="T59_35">to</text:span><text:span text:style-name="T59_36"><text:s/></text:span><text:span text:style-name="T59_37">attack</text:span><text:span text:style-name="T59_38"><text:s/></text:span><text:span text:style-name="T59_39">and</text:span><text:span text:style-name="T59_40"><text:s/></text:span><text:span text:style-name="T59_41">damage</text:span><text:span text:style-name="T59_42"><text:s/></text:span><text:span text:style-name="T59_43">if</text:span><text:span text:style-name="T59_44"><text:s/></text:span><text:span text:style-name="T59_45">combat</text:span><text:span text:style-name="T59_46"><text:s/></text:span><text:span text:style-name="T59_47">starts</text:span></text:p>
            </text:list-item>
            <text:list-item>
              <text:p text:style-name="P60"><text:span text:style-name="T60_1">Predator</text:span><text:span text:style-name="T60_2">'</text:span><text:span text:style-name="T60_3">s</text:span><text:span text:style-name="T60_4"><text:s/></text:span><text:span text:style-name="T60_5">Determination</text:span><text:span text:style-name="T60_6"><text:s/>-<text:s/></text:span><text:span text:style-name="T60_7">no</text:span><text:span text:style-name="T60_8"><text:s/></text:span><text:span text:style-name="T60_9">req</text:span><text:span text:style-name="T60_10">;<text:s/></text:span><text:span text:style-name="T60_11">Predatory</text:span><text:span text:style-name="T60_12"><text:s/></text:span><text:span text:style-name="T60_13">Eye</text:span><text:span text:style-name="T60_14"><text:s/></text:span><text:span text:style-name="T60_15">damage</text:span><text:span text:style-name="T60_16"><text:s/></text:span><text:span text:style-name="T60_17">die</text:span><text:span text:style-name="T60_18"><text:s/></text:span><text:span text:style-name="T60_19">increase</text:span><text:span text:style-name="T60_20"><text:s/></text:span><text:span text:style-name="T60_21">to</text:span><text:span text:style-name="T60_22"><text:s/></text:span><text:span text:style-name="T60_23">d</text:span><text:span text:style-name="T60_24">8,<text:s/></text:span><text:span text:style-name="T60_25">and</text:span><text:span text:style-name="T60_26"><text:s/></text:span><text:span text:style-name="T60_27">target</text:span><text:span text:style-name="T60_28"><text:s/></text:span><text:span text:style-name="T60_29">is</text:span><text:span text:style-name="T60_30"><text:s/></text:span><text:span text:style-name="T60_31">slowed</text:span><text:span text:style-name="T60_32"><text:s/></text:span><text:span text:style-name="T60_33">on</text:span><text:span text:style-name="T60_34"><text:s/></text:span><text:span text:style-name="T60_35">critical</text:span><text:span text:style-name="T60_36"><text:s/></text:span><text:span text:style-name="T60_37">hit</text:span></text:p>
            </text:list-item>
          </text:list>
        </text:list-item>
      </text:list>
      <text:p text:style-name="P61"/>
      <text:list text:style-name="LS7" xml:id="list47">
        <text:list-item>
          <text:p text:style-name="P62"><text:span text:style-name="T62_1">Orc</text:span><text:span text:style-name="T62_2"><text:tab/></text:span></text:p>
          <text:list>
            <text:list-item>
              <text:p text:style-name="P63"><text:span text:style-name="T63_1">Killer</text:span><text:span text:style-name="T63_2">'</text:span><text:span text:style-name="T63_3">s</text:span><text:span text:style-name="T63_4"><text:s/><text:tab/></text:span><text:span text:style-name="T63_5">Eye</text:span><text:span text:style-name="T63_6"><text:s/>-<text:s/></text:span><text:span text:style-name="T63_7">no</text:span><text:span text:style-name="T63_8"><text:s/></text:span><text:span text:style-name="T63_9">req</text:span><text:span text:style-name="T63_10">;<text:s/></text:span><text:span text:style-name="T63_11">When</text:span><text:span text:style-name="T63_12"><text:s/></text:span><text:span text:style-name="T63_13">making</text:span><text:span text:style-name="T63_14"><text:s/></text:span><text:span text:style-name="T63_15">ranged</text:span><text:span text:style-name="T63_16"><text:s/></text:span><text:span text:style-name="T63_17">attack</text:span><text:span text:style-name="T63_18"><text:s/></text:span><text:span text:style-name="T63_19">against</text:span><text:span text:style-name="T63_20"><text:s/></text:span><text:span text:style-name="T63_21">target</text:span><text:span text:style-name="T63_22"><text:s/></text:span><text:span text:style-name="T63_23">no</text:span><text:span text:style-name="T63_24"><text:s/></text:span><text:span text:style-name="T63_25">more</text:span><text:span text:style-name="T63_26"><text:s/><text:tab/><text:tab/></text:span><text:span text:style-name="T63_27">than</text:span><text:span text:style-name="T63_28"><text:s/>5<text:s/></text:span><text:span text:style-name="T63_29">squares</text:span><text:span text:style-name="T63_30"><text:s/></text:span><text:span text:style-name="T63_31">away</text:span><text:span text:style-name="T63_32">,<text:s/></text:span><text:span text:style-name="T63_33">ignore</text:span><text:span text:style-name="T63_34"><text:s/></text:span><text:span text:style-name="T63_35">light</text:span><text:span text:style-name="T63_36"><text:s/></text:span><text:span text:style-name="T63_37">cover</text:span><text:span text:style-name="T63_38"><text:s/></text:span><text:span text:style-name="T63_39">and</text:span><text:span text:style-name="T63_40"><text:s/></text:span><text:span text:style-name="T63_41">concealment</text:span></text:p>
            </text:list-item>
            <text:list-item>
              <text:p text:style-name="P64"><text:span text:style-name="T64_1">Blood</text:span><text:span text:style-name="T64_2"><text:s/></text:span><text:span text:style-name="T64_3">for</text:span><text:span text:style-name="T64_4"><text:s/></text:span><text:span text:style-name="T64_5">Blood</text:span><text:span text:style-name="T64_6">!<text:s/>-<text:s/></text:span><text:span text:style-name="T64_7">no</text:span><text:span text:style-name="T64_8"><text:s/></text:span><text:span text:style-name="T64_9">req</text:span><text:span text:style-name="T64_10">;<text:s/></text:span><text:span text:style-name="T64_11">Daily</text:span><text:span text:style-name="T64_12"><text:s/></text:span><text:span text:style-name="T64_13">Utility</text:span><text:span text:style-name="T64_14"><text:s/></text:span><text:span text:style-name="T64_15">power</text:span><text:span text:style-name="T64_16">.<text:s/></text:span><text:span text:style-name="T64_17">Deal</text:span><text:span text:style-name="T64_18"><text:s/></text:span><text:span text:style-name="T64_19">bonus</text:span><text:span text:style-name="T64_20"><text:s/></text:span><text:span text:style-name="T64_21">damage</text:span><text:span text:style-name="T64_22"><text:s/></text:span><text:span text:style-name="T64_23">and</text:span><text:span text:style-name="T64_24"><text:s/></text:span><text:span text:style-name="T64_25">regain</text:span><text:span text:style-name="T64_26"><text:s/></text:span><text:span text:style-name="T64_27">Hit</text:span><text:span text:style-name="T64_28"><text:s/></text:span><text:span text:style-name="T64_29">Points</text:span><text:span text:style-name="T64_30"><text:s/></text:span><text:span text:style-name="T64_31">when</text:span><text:span text:style-name="T64_32"><text:s/></text:span><text:span text:style-name="T64_33">hitting</text:span><text:span text:style-name="T64_34"><text:s/></text:span><text:span text:style-name="T64_35">bloodied</text:span><text:span text:style-name="T64_36"><text:s/></text:span><text:span text:style-name="T64_37">enemy</text:span><text:span text:style-name="T64_38"><text:s/></text:span><text:span text:style-name="T64_39">while</text:span><text:span text:style-name="T64_40"><text:s/></text:span><text:span text:style-name="T64_41">self</text:span><text:span text:style-name="T64_42"><text:s/></text:span><text:span text:style-name="T64_43">bloodied</text:span></text:p>
            </text:list-item>
            <text:list-item>
              <text:p text:style-name="P65"><text:span text:style-name="T65_1">Orcish</text:span><text:span text:style-name="T65_2"><text:s/></text:span><text:span text:style-name="T65_3">Thirst</text:span><text:span text:style-name="T65_4"><text:s/></text:span><text:span text:style-name="T65_5">for</text:span><text:span text:style-name="T65_6"><text:s/></text:span><text:span text:style-name="T65_7">Blood</text:span><text:span text:style-name="T65_8"><text:s/>-<text:s/></text:span><text:span text:style-name="T65_9">no</text:span><text:span text:style-name="T65_10"><text:s/></text:span><text:span text:style-name="T65_11">req</text:span><text:span text:style-name="T65_12">;<text:s/>+3<text:s/></text:span><text:span text:style-name="T65_13">Initiative</text:span><text:span text:style-name="T65_14"><text:s/></text:span><text:span text:style-name="T65_15">and</text:span><text:span text:style-name="T65_16"><text:s/>+1<text:s/></text:span><text:span text:style-name="T65_17">healing</text:span><text:span text:style-name="T65_18"><text:s/></text:span><text:span text:style-name="T65_19">surge</text:span></text:p>
            </text:list-item>
            <text:list-item>
              <text:p text:style-name="P66"><text:span text:style-name="T66_1">Orcish</text:span><text:span text:style-name="T66_2"><text:s/></text:span><text:span text:style-name="T66_3">Strong</text:span><text:span text:style-name="T66_4">-</text:span><text:span text:style-name="T66_5">Arm</text:span><text:span text:style-name="T66_6"><text:s/></text:span><text:span text:style-name="T66_7">Tactics</text:span><text:span text:style-name="T66_8"><text:s/>-<text:s/></text:span><text:span text:style-name="T66_9">no</text:span><text:span text:style-name="T66_10"><text:s/></text:span><text:span text:style-name="T66_11">req</text:span><text:span text:style-name="T66_12">;<text:s/>+3<text:s/></text:span><text:span text:style-name="T66_13">Intimidate</text:span><text:span text:style-name="T66_14"><text:s/></text:span><text:span text:style-name="T66_15">and</text:span><text:span text:style-name="T66_16"><text:s/></text:span><text:span text:style-name="T66_17">use</text:span><text:span text:style-name="T66_18"><text:s/></text:span><text:span text:style-name="T66_19">STR</text:span><text:span text:style-name="T66_20"><text:s/></text:span><text:span text:style-name="T66_21">for</text:span><text:span text:style-name="T66_22"><text:s/></text:span><text:span text:style-name="T66_23">Intimidate</text:span><text:span text:style-name="T66_24"><text:s/></text:span><text:span text:style-name="T66_25">checks</text:span></text:p>
            </text:list-item>
            <text:list-item>
              <text:p text:style-name="P67"><text:span text:style-name="T67_1">Orcish</text:span><text:span text:style-name="T67_2"><text:s/></text:span><text:span text:style-name="T67_3">Criticals</text:span><text:span text:style-name="T67_4"><text:s/>-<text:s/>21</text:span><text:span text:style-name="T67_5">st</text:span><text:span text:style-name="T67_6"><text:s/></text:span><text:span text:style-name="T67_7">level</text:span><text:span text:style-name="T67_8">;<text:s/>+4<text:s/></text:span><text:span text:style-name="T67_9">to</text:span><text:span text:style-name="T67_10"><text:s/></text:span><text:span text:style-name="T67_11">attack</text:span><text:span text:style-name="T67_12"><text:s/></text:span><text:span text:style-name="T67_13">and</text:span><text:span text:style-name="T67_14"><text:s/></text:span><text:span text:style-name="T67_15">damage</text:span><text:span text:style-name="T67_16"><text:s/></text:span><text:span text:style-name="T67_17">after</text:span><text:span text:style-name="T67_18"><text:s/></text:span><text:span text:style-name="T67_19">critical</text:span><text:span text:style-name="T67_20"><text:s/></text:span><text:span text:style-name="T67_21">hit</text:span></text:p>
            </text:list-item>
            <text:list-item>
              <text:p text:style-name="P68"><text:span text:style-name="T68_1">Warrior</text:span><text:span text:style-name="T68_2">'</text:span><text:span text:style-name="T68_3">s</text:span><text:span text:style-name="T68_4"><text:s/></text:span><text:span text:style-name="T68_5">Blood</text:span><text:span text:style-name="T68_6"><text:s/></text:span><text:span text:style-name="T68_7">Surge</text:span><text:span text:style-name="T68_8"><text:s/>-<text:s/></text:span><text:span text:style-name="T68_9">no</text:span><text:span text:style-name="T68_10"><text:s/></text:span><text:span text:style-name="T68_11">req</text:span><text:span text:style-name="T68_12">;<text:s/></text:span><text:span text:style-name="T68_13">When</text:span><text:span text:style-name="T68_14"><text:s/></text:span><text:span text:style-name="T68_15">using</text:span><text:span text:style-name="T68_16"><text:s/></text:span><text:span text:style-name="T68_17">Warrior</text:span><text:span text:style-name="T68_18">'</text:span><text:span text:style-name="T68_19">s</text:span><text:span text:style-name="T68_20"><text:s/></text:span><text:span text:style-name="T68_21">Surge</text:span><text:span text:style-name="T68_22"><text:s/></text:span><text:span text:style-name="T68_23">regain</text:span><text:span text:style-name="T68_24"><text:s/></text:span><text:span text:style-name="T68_25">extra</text:span><text:span text:style-name="T68_26"><text:s/></text:span><text:span text:style-name="T68_27">Hit</text:span><text:span text:style-name="T68_28"><text:s/></text:span><text:span text:style-name="T68_29">Points</text:span><text:span text:style-name="T68_30"><text:s/></text:span><text:span text:style-name="T68_31">equal</text:span><text:span text:style-name="T68_32"><text:s/></text:span><text:span text:style-name="T68_33">to</text:span><text:span text:style-name="T68_34"><text:s/></text:span><text:span text:style-name="T68_35">your</text:span><text:span text:style-name="T68_36"><text:s/></text:span><text:span text:style-name="T68_37">CONmod</text:span></text:p>
            </text:list-item>
            <text:list-item>
              <text:p text:style-name="P69"><text:span text:style-name="T69_1">Never</text:span><text:span text:style-name="T69_2"><text:s/></text:span><text:span text:style-name="T69_3">Give</text:span><text:span text:style-name="T69_4"><text:s/></text:span><text:span text:style-name="T69_5">Up</text:span><text:span text:style-name="T69_6">,<text:s/></text:span><text:span text:style-name="T69_7">Never</text:span><text:span text:style-name="T69_8"><text:s/></text:span><text:span text:style-name="T69_9">Surrender</text:span><text:span text:style-name="T69_10">!<text:s/>-<text:s/>11</text:span><text:span text:style-name="T69_11">th</text:span><text:span text:style-name="T69_12"><text:s/></text:span><text:span text:style-name="T69_13">level</text:span><text:span text:style-name="T69_14">;<text:s/></text:span><text:span text:style-name="T69_15">While</text:span><text:span text:style-name="T69_16"><text:s/></text:span><text:span text:style-name="T69_17">bloodied</text:span><text:span text:style-name="T69_18"><text:s/></text:span><text:span text:style-name="T69_19">gain</text:span><text:span text:style-name="T69_20"><text:s/>+1<text:s/></text:span><text:span text:style-name="T69_21">to</text:span><text:span text:style-name="T69_22"><text:s/></text:span><text:span text:style-name="T69_23">all</text:span><text:span text:style-name="T69_24"><text:s/></text:span><text:span text:style-name="T69_25">defenses</text:span><text:span text:style-name="T69_26"><text:s/></text:span><text:span text:style-name="T69_27">and</text:span><text:span text:style-name="T69_28"><text:s/>+2<text:s/></text:span><text:span text:style-name="T69_29">damage</text:span><text:span text:style-name="T69_30"><text:s/></text:span><text:span text:style-name="T69_31">when</text:span><text:span text:style-name="T69_32"><text:s/></text:span><text:span text:style-name="T69_33">charging</text:span></text:p>
            </text:list-item>
          </text:list>
        </text:list-item>
      </text:list>
      <text:p text:style-name="P70"/>
      <text:list text:style-name="LS8" xml:id="list55">
        <text:list-item>
          <text:p text:style-name="P71"><text:span text:style-name="T71_1">Duergar</text:span></text:p>
          <text:list>
            <text:list-item>
              <text:p text:style-name="P72"><text:span text:style-name="T72_1">Underdark</text:span><text:span text:style-name="T72_2"><text:s/></text:span><text:span text:style-name="T72_3">Sneak</text:span><text:span text:style-name="T72_4"><text:s/>-<text:s/></text:span><text:span text:style-name="T72_5">no</text:span><text:span text:style-name="T72_6"><text:s/></text:span><text:span text:style-name="T72_7">req</text:span><text:span text:style-name="T72_8">;<text:s/></text:span><text:span text:style-name="T72_9">Encounter</text:span><text:span text:style-name="T72_10"><text:s/></text:span><text:span text:style-name="T72_11">Utility</text:span><text:span text:style-name="T72_12">.<text:s/></text:span><text:span text:style-name="T72_13">Become</text:span><text:span text:style-name="T72_14"><text:s/></text:span><text:span text:style-name="T72_15">invisible</text:span><text:span text:style-name="T72_16"><text:s/></text:span><text:span text:style-name="T72_17">in</text:span><text:span text:style-name="T72_18"><text:s/></text:span><text:span text:style-name="T72_19">low</text:span><text:span text:style-name="T72_20"><text:s/></text:span><text:span text:style-name="T72_21">light</text:span><text:span text:style-name="T72_22"><text:s/></text:span><text:span text:style-name="T72_23">areas</text:span><text:span text:style-name="T72_24"><text:s/></text:span><text:span text:style-name="T72_25">adjacent</text:span><text:span text:style-name="T72_26"><text:s/></text:span><text:span text:style-name="T72_27">to</text:span><text:span text:style-name="T72_28"><text:s/></text:span><text:span text:style-name="T72_29">solid</text:span><text:span text:style-name="T72_30"><text:s/></text:span><text:span text:style-name="T72_31">object</text:span></text:p>
            </text:list-item>
            <text:list-item>
              <text:p text:style-name="P73"><text:span text:style-name="T73_1">Shadow</text:span><text:span text:style-name="T73_2"><text:s/></text:span><text:span text:style-name="T73_3">Attack</text:span><text:span text:style-name="T73_4"><text:s/>-<text:s/>11</text:span><text:span text:style-name="T73_5">th</text:span><text:span text:style-name="T73_6"><text:s/></text:span><text:span text:style-name="T73_7">level</text:span><text:span text:style-name="T73_8">;<text:s/></text:span><text:span text:style-name="T73_9">Deal</text:span><text:span text:style-name="T73_10"><text:s/>2</text:span><text:span text:style-name="T73_11">d</text:span><text:span text:style-name="T73_12">6<text:s/></text:span><text:span text:style-name="T73_13">additional</text:span><text:span text:style-name="T73_14"><text:s/></text:span><text:span text:style-name="T73_15">damage</text:span><text:span text:style-name="T73_16"><text:s/></text:span><text:span text:style-name="T73_17">or</text:span><text:span text:style-name="T73_18"><text:s/></text:span><text:span text:style-name="T73_19">double</text:span><text:span text:style-name="T73_20"><text:s/></text:span><text:span text:style-name="T73_21">ongoing</text:span><text:span text:style-name="T73_22"><text:s/></text:span><text:span text:style-name="T73_23">damage</text:span><text:span text:style-name="T73_24"><text:s/></text:span><text:span text:style-name="T73_25">while</text:span><text:span text:style-name="T73_26"><text:s/></text:span><text:span text:style-name="T73_27">invisible</text:span></text:p>
            </text:list-item>
            <text:list-item>
              <text:p text:style-name="P74"><text:span text:style-name="T74_1">Expand</text:span><text:span text:style-name="T74_2"><text:s/>-<text:s/>16</text:span><text:span text:style-name="T74_3">th</text:span><text:span text:style-name="T74_4">-</text:span><text:span text:style-name="T74_5">level</text:span><text:span text:style-name="T74_6"><text:s/></text:span><text:span text:style-name="T74_7">Utility</text:span><text:span text:style-name="T74_8"><text:s/></text:span><text:span text:style-name="T74_9">power</text:span><text:span text:style-name="T74_10">.<text:s/></text:span><text:span text:style-name="T74_11">Grow</text:span><text:span text:style-name="T74_12"><text:s/></text:span><text:span text:style-name="T74_13">to</text:span><text:span text:style-name="T74_14"><text:s/></text:span><text:span text:style-name="T74_15">large</text:span><text:span text:style-name="T74_16"><text:s/></text:span><text:span text:style-name="T74_17">size</text:span><text:span text:style-name="T74_18"><text:s/></text:span><text:span text:style-name="T74_19">when</text:span><text:span text:style-name="T74_20"><text:s/></text:span><text:span text:style-name="T74_21">bloodied</text:span><text:span text:style-name="T74_22">,<text:s/></text:span><text:span text:style-name="T74_23">gain</text:span><text:span text:style-name="T74_24"><text:s/></text:span><text:span text:style-name="T74_25">reach</text:span><text:span text:style-name="T74_26"><text:s/>2<text:s/></text:span><text:span text:style-name="T74_27">and</text:span><text:span text:style-name="T74_28"><text:s/>+5<text:s/></text:span><text:span text:style-name="T74_29">damage</text:span></text:p>
            </text:list-item>
            <text:list-item>
              <text:p text:style-name="P75"><text:span text:style-name="T75_1">Flay</text:span><text:span text:style-name="T75_2"><text:s/></text:span><text:span text:style-name="T75_3">the</text:span><text:span text:style-name="T75_4"><text:s/></text:span><text:span text:style-name="T75_5">Mind</text:span><text:span text:style-name="T75_6"><text:s/></text:span><text:span text:style-name="T75_7">Flayers</text:span><text:span text:style-name="T75_8"><text:s/>-<text:s/></text:span><text:span text:style-name="T75_9">no</text:span><text:span text:style-name="T75_10"><text:s/></text:span><text:span text:style-name="T75_11">req</text:span><text:span text:style-name="T75_12">;<text:s/>+4<text:s/></text:span><text:span text:style-name="T75_13">to</text:span><text:span text:style-name="T75_14"><text:s/></text:span><text:span text:style-name="T75_15">attack</text:span><text:span text:style-name="T75_16"><text:s/></text:span><text:span text:style-name="T75_17">and</text:span><text:span text:style-name="T75_18"><text:s/></text:span><text:span text:style-name="T75_19">damage</text:span><text:span text:style-name="T75_20"><text:s/></text:span><text:span text:style-name="T75_21">when</text:span><text:span text:style-name="T75_22"><text:s/></text:span><text:span text:style-name="T75_23">fighting</text:span><text:span text:style-name="T75_24"><text:s/></text:span><text:span text:style-name="T75_25">Illithid</text:span></text:p>
            </text:list-item>
            <text:list-item>
              <text:p text:style-name="P76"><text:span text:style-name="T76_1">Infernally</text:span><text:span text:style-name="T76_2"><text:s/></text:span><text:span text:style-name="T76_3">Burning</text:span><text:span text:style-name="T76_4"><text:s/></text:span><text:span text:style-name="T76_5">Quills</text:span><text:span text:style-name="T76_6"><text:s/>-<text:s/></text:span><text:span text:style-name="T76_7">no</text:span><text:span text:style-name="T76_8"><text:s/></text:span><text:span text:style-name="T76_9">req</text:span><text:span text:style-name="T76_10">;<text:s/></text:span><text:span text:style-name="T76_11">Infernal</text:span><text:span text:style-name="T76_12"><text:s/></text:span><text:span text:style-name="T76_13">Quills</text:span><text:span text:style-name="T76_14"><text:s/></text:span><text:span text:style-name="T76_15">racial</text:span><text:span text:style-name="T76_16"><text:s/></text:span><text:span text:style-name="T76_17">power</text:span><text:span text:style-name="T76_18"><text:s/></text:span><text:span text:style-name="T76_19">gains</text:span><text:span text:style-name="T76_20"><text:s/></text:span><text:span text:style-name="T76_21">Fire</text:span><text:span text:style-name="T76_22"><text:s/></text:span><text:span text:style-name="T76_23">keyword</text:span><text:span text:style-name="T76_24">,<text:s/></text:span><text:span text:style-name="T76_25">choose</text:span><text:span text:style-name="T76_26"><text:s/></text:span><text:span text:style-name="T76_27">damage</text:span><text:span text:style-name="T76_28"><text:s/></text:span><text:span text:style-name="T76_29">done</text:span><text:span text:style-name="T76_30"><text:s/></text:span><text:span text:style-name="T76_31">to</text:span><text:span text:style-name="T76_32"><text:s/></text:span><text:span text:style-name="T76_33">be</text:span><text:span text:style-name="T76_34"><text:s/></text:span><text:span text:style-name="T76_35">fire</text:span><text:span text:style-name="T76_36"><text:s/></text:span><text:span text:style-name="T76_37">damage</text:span></text:p>
            </text:list-item>
            <text:list-item>
              <text:p text:style-name="P77"><text:span text:style-name="T77_1">Vulcanic</text:span><text:span text:style-name="T77_2"><text:s/></text:span><text:span text:style-name="T77_3">Habitat</text:span><text:span text:style-name="T77_4"><text:s/>-<text:s/></text:span><text:span text:style-name="T77_5">no</text:span><text:span text:style-name="T77_6"><text:s/></text:span><text:span text:style-name="T77_7">req</text:span><text:span text:style-name="T77_8">;<text:s/>5<text:s/>+<text:s/></text:span><text:span text:style-name="T77_9">half</text:span><text:span text:style-name="T77_10">-</text:span><text:span text:style-name="T77_11">level</text:span><text:span text:style-name="T77_12"><text:s/></text:span><text:span text:style-name="T77_13">fire</text:span><text:span text:style-name="T77_14"><text:s/></text:span><text:span text:style-name="T77_15">and</text:span><text:span text:style-name="T77_16"><text:s/></text:span><text:span text:style-name="T77_17">poison</text:span><text:span text:style-name="T77_18"><text:s/></text:span><text:span text:style-name="T77_19">resistance</text:span></text:p>
            </text:list-item>
            <text:list-item>
              <text:p text:style-name="P78"><text:span text:style-name="T78_1">Akin</text:span><text:span text:style-name="T78_2"><text:s/></text:span><text:span text:style-name="T78_3">to</text:span><text:span text:style-name="T78_4"><text:s/></text:span><text:span text:style-name="T78_5">Dwarves</text:span><text:span text:style-name="T78_6"><text:s/>-<text:s/></text:span><text:span text:style-name="T78_7">no</text:span><text:span text:style-name="T78_8"><text:s/></text:span><text:span text:style-name="T78_9">req</text:span><text:span text:style-name="T78_10">;<text:s/></text:span><text:span text:style-name="T78_11">Choose</text:span><text:span text:style-name="T78_12"><text:s/></text:span><text:span text:style-name="T78_13">one</text:span><text:span text:style-name="T78_14"><text:s/></text:span><text:span text:style-name="T78_15">dwarven</text:span><text:span text:style-name="T78_16"><text:s/></text:span><text:span text:style-name="T78_17">Racial</text:span><text:span text:style-name="T78_18"><text:s/></text:span><text:span text:style-name="T78_19">Trait</text:span><text:span text:style-name="T78_20">:<text:s/></text:span><text:span text:style-name="T78_21">Cast</text:span><text:span text:style-name="T78_22">-</text:span><text:span text:style-name="T78_23">Iron</text:span><text:span text:style-name="T78_24"><text:s/></text:span><text:span text:style-name="T78_25">Stomach</text:span><text:span text:style-name="T78_26">,<text:s/></text:span><text:span text:style-name="T78_27">Encumbered</text:span><text:span text:style-name="T78_28"><text:s/></text:span><text:span text:style-name="T78_29">Speed</text:span><text:span text:style-name="T78_30">,<text:s/></text:span><text:span text:style-name="T78_31">Stand</text:span><text:span text:style-name="T78_32"><text:s/></text:span><text:span text:style-name="T78_33">your</text:span><text:span text:style-name="T78_34"><text:s/></text:span><text:span text:style-name="T78_35">Ground</text:span></text:p>
            </text:list-item>
            <text:list-item>
              <text:p text:style-name="P79"><text:span text:style-name="T79_1">Fleshtearer</text:span><text:span text:style-name="T79_2"><text:s/></text:span><text:span text:style-name="T79_3">Claws</text:span><text:span text:style-name="T79_4"><text:s/>-<text:s/></text:span><text:span text:style-name="T79_5">no</text:span><text:span text:style-name="T79_6"><text:s/></text:span><text:span text:style-name="T79_7">req</text:span><text:span text:style-name="T79_8">;<text:s/></text:span><text:span text:style-name="T79_9">Proficiency</text:span><text:span text:style-name="T79_10"><text:s/></text:span><text:span text:style-name="T79_11">with</text:span><text:span text:style-name="T79_12"><text:s/></text:span><text:span text:style-name="T79_13">Claw</text:span><text:span text:style-name="T79_14"><text:s/></text:span><text:span text:style-name="T79_15">Fighter</text:span><text:span text:style-name="T79_16"><text:s/></text:span><text:span text:style-name="T79_17">Claw</text:span><text:span text:style-name="T79_18">,<text:s/></text:span></text:p>
            </text:list-item>
            <text:list-item>
              <text:p text:style-name="P80"><text:span text:style-name="T80_1">Poisoned</text:span><text:span text:style-name="T80_2"><text:s/></text:span><text:span text:style-name="T80_3">Fleshtearer</text:span><text:span text:style-name="T80_4"><text:s/></text:span><text:span text:style-name="T80_5">Claws</text:span><text:span text:style-name="T80_6"><text:s/>-<text:s/></text:span><text:span text:style-name="T80_7">deal</text:span><text:span text:style-name="T80_8"><text:s/>1</text:span><text:span text:style-name="T80_9">d</text:span><text:span text:style-name="T80_10">6<text:s/></text:span><text:span text:style-name="T80_11">ongoing</text:span><text:span text:style-name="T80_12"><text:s/></text:span><text:span text:style-name="T80_13">poison</text:span><text:span text:style-name="T80_14"><text:s/></text:span><text:span text:style-name="T80_15">damage</text:span><text:span text:style-name="T80_16"><text:s/></text:span><text:span text:style-name="T80_17">on</text:span><text:span text:style-name="T80_18"><text:s/></text:span><text:span text:style-name="T80_19">critical</text:span><text:span text:style-name="T80_20"><text:s/></text:span><text:span text:style-name="T80_21">hit</text:span></text:p>
            </text:list-item>
            <text:list-item>
              <text:p text:style-name="P81"><text:span text:style-name="T81_1">Multifunctional</text:span><text:span text:style-name="T81_2"><text:s/></text:span><text:span text:style-name="T81_3">Quills</text:span><text:span text:style-name="T81_4"><text:s/>–<text:s/></text:span><text:span text:style-name="T81_5">Modify</text:span><text:span text:style-name="T81_6"><text:s/></text:span><text:span text:style-name="T81_7">Infernal</text:span><text:span text:style-name="T81_8"><text:s/></text:span><text:span text:style-name="T81_9">Quills</text:span><text:span text:style-name="T81_10"><text:s/></text:span><text:span text:style-name="T81_11">power</text:span></text:p>
            </text:list-item>
          </text:list>
        </text:list-item>
      </text:list>
      <text:p text:style-name="P82"/>
      <text:list text:style-name="LS9" xml:id="list66">
        <text:list-item>
          <text:p text:style-name="P83"><text:span text:style-name="T83_1">Kenku</text:span></text:p>
          <text:list>
            <text:list-item>
              <text:p text:style-name="P84"><text:span text:style-name="T84_1">Small</text:span><text:span text:style-name="T84_2"><text:s/></text:span><text:span text:style-name="T84_3">Sniper</text:span><text:span text:style-name="T84_4"><text:s/>-<text:s/></text:span><text:span text:style-name="T84_5">no</text:span><text:span text:style-name="T84_6"><text:s/></text:span><text:span text:style-name="T84_7">req</text:span><text:span text:style-name="T84_8">;<text:s/></text:span><text:span text:style-name="T84_9">Stay</text:span><text:span text:style-name="T84_10"><text:s/></text:span><text:span text:style-name="T84_11">hidden</text:span><text:span text:style-name="T84_12"><text:s/></text:span><text:span text:style-name="T84_13">on</text:span><text:span text:style-name="T84_14"><text:s/></text:span><text:span text:style-name="T84_15">missed</text:span><text:span text:style-name="T84_16"><text:s/></text:span><text:span text:style-name="T84_17">ranged</text:span><text:span text:style-name="T84_18"><text:s/></text:span><text:span text:style-name="T84_19">attack</text:span></text:p>
            </text:list-item>
            <text:list-item>
              <text:p text:style-name="P85"><text:span text:style-name="T85_1">Improved</text:span><text:span text:style-name="T85_2"><text:s/></text:span><text:span text:style-name="T85_3">Mimicry</text:span><text:span text:style-name="T85_4"><text:s/>-<text:s/></text:span><text:span text:style-name="T85_5">no</text:span><text:span text:style-name="T85_6"><text:s/></text:span><text:span text:style-name="T85_7">req</text:span><text:span text:style-name="T85_8">;<text:s/></text:span><text:span text:style-name="T85_9">Gain</text:span><text:span text:style-name="T85_10"><text:s/></text:span><text:span text:style-name="T85_11">Ghost</text:span><text:span text:style-name="T85_12"><text:s/></text:span><text:span text:style-name="T85_13">Sound</text:span><text:span text:style-name="T85_14"><text:s/></text:span><text:span text:style-name="T85_15">power</text:span><text:span text:style-name="T85_16"><text:s/></text:span><text:span text:style-name="T85_17">and</text:span><text:span text:style-name="T85_18"><text:s/></text:span><text:span text:style-name="T85_19">bonus</text:span><text:span text:style-name="T85_20"><text:s/></text:span><text:span text:style-name="T85_21">to</text:span><text:span text:style-name="T85_22"><text:s/></text:span><text:span text:style-name="T85_23">Bluff</text:span><text:span text:style-name="T85_24"><text:s/></text:span><text:span text:style-name="T85_25">checks</text:span></text:p>
            </text:list-item>
            <text:list-item>
              <text:p text:style-name="P86"><text:span text:style-name="T86_1">Wings</text:span><text:span text:style-name="T86_2"><text:s/></text:span><text:span text:style-name="T86_3">of</text:span><text:span text:style-name="T86_4"><text:s/></text:span><text:span text:style-name="T86_5">the</text:span><text:span text:style-name="T86_6"><text:s/></text:span><text:span text:style-name="T86_7">Flock</text:span><text:span text:style-name="T86_8"><text:s/>-<text:s/></text:span><text:span text:style-name="T86_9">arcane</text:span><text:span text:style-name="T86_10"><text:s/></text:span><text:span text:style-name="T86_11">class</text:span><text:span text:style-name="T86_12">;<text:s/></text:span><text:span text:style-name="T86_13">Daily</text:span><text:span text:style-name="T86_14"><text:s/></text:span><text:span text:style-name="T86_15">Utility</text:span><text:span text:style-name="T86_16">,<text:s/></text:span><text:span text:style-name="T86_17">gain</text:span><text:span text:style-name="T86_18"><text:s/></text:span><text:span text:style-name="T86_19">fly</text:span><text:span text:style-name="T86_20"><text:s/>6<text:s/>(</text:span><text:span text:style-name="T86_21">hover</text:span><text:span text:style-name="T86_22">)<text:s/></text:span><text:span text:style-name="T86_23">when</text:span><text:span text:style-name="T86_24"><text:s/></text:span><text:span text:style-name="T86_25">using</text:span><text:span text:style-name="T86_26"><text:s/></text:span><text:span text:style-name="T86_27">Daily</text:span><text:span text:style-name="T86_28"><text:s/></text:span><text:span text:style-name="T86_29">power</text:span><text:span text:style-name="T86_30"><text:s/></text:span><text:span text:style-name="T86_31">or</text:span><text:span text:style-name="T86_32"><text:s/></text:span><text:span text:style-name="T86_33">Force</text:span><text:span text:style-name="T86_34">-</text:span><text:span text:style-name="T86_35">Encounter</text:span><text:span text:style-name="T86_36"><text:s/></text:span><text:span text:style-name="T86_37">power</text:span></text:p>
            </text:list-item>
            <text:list-item>
              <text:p text:style-name="P87"><text:span text:style-name="T87_1">Crushing</text:span><text:span text:style-name="T87_2"><text:s/></text:span><text:span text:style-name="T87_3">Winds</text:span><text:span text:style-name="T87_4"><text:s/>-<text:s/></text:span><text:span text:style-name="T87_5">arcane</text:span><text:span text:style-name="T87_6"><text:s/></text:span><text:span text:style-name="T87_7">class</text:span><text:span text:style-name="T87_8">;<text:s/></text:span><text:span text:style-name="T87_9">Bonus</text:span><text:span text:style-name="T87_10"><text:s/></text:span><text:span text:style-name="T87_11">to</text:span><text:span text:style-name="T87_12"><text:s/></text:span><text:span text:style-name="T87_13">attack</text:span><text:span text:style-name="T87_14"><text:s/></text:span><text:span text:style-name="T87_15">and</text:span><text:span text:style-name="T87_16"><text:s/></text:span><text:span text:style-name="T87_17">damage</text:span><text:span text:style-name="T87_18"><text:s/></text:span><text:span text:style-name="T87_19">rolls</text:span><text:span text:style-name="T87_20"><text:s/></text:span><text:span text:style-name="T87_21">with</text:span><text:span text:style-name="T87_22"><text:s/></text:span><text:span text:style-name="T87_23">Force</text:span><text:span text:style-name="T87_24">-</text:span><text:span text:style-name="T87_25">Attacks</text:span></text:p>
            </text:list-item>
            <text:list-item>
              <text:p text:style-name="P88"><text:span text:style-name="T88_1">Slicing</text:span><text:span text:style-name="T88_2"><text:s/></text:span><text:span text:style-name="T88_3">Winds</text:span><text:span text:style-name="T88_4"><text:s/>-<text:s/></text:span><text:span text:style-name="T88_5">martial</text:span><text:span text:style-name="T88_6"><text:s/></text:span><text:span text:style-name="T88_7">class</text:span><text:span text:style-name="T88_8">;<text:s/></text:span><text:span text:style-name="T88_9">Bonus</text:span><text:span text:style-name="T88_10"><text:s/></text:span><text:span text:style-name="T88_11">to</text:span><text:span text:style-name="T88_12"><text:s/></text:span><text:span text:style-name="T88_13">attack</text:span><text:span text:style-name="T88_14"><text:s/></text:span><text:span text:style-name="T88_15">and</text:span><text:span text:style-name="T88_16"><text:s/></text:span><text:span text:style-name="T88_17">damage</text:span><text:span text:style-name="T88_18"><text:s/></text:span><text:span text:style-name="T88_19">rolls</text:span><text:span text:style-name="T88_20"><text:s/></text:span><text:span text:style-name="T88_21">with</text:span><text:span text:style-name="T88_22"><text:s/></text:span><text:span text:style-name="T88_23">bladed</text:span><text:span text:style-name="T88_24"><text:s/></text:span><text:span text:style-name="T88_25">weapons</text:span></text:p>
            </text:list-item>
            <text:list-item>
              <text:p text:style-name="P89"><text:span text:style-name="T89_1">Nightingale</text:span><text:span text:style-name="T89_2">'</text:span><text:span text:style-name="T89_3">s</text:span><text:span text:style-name="T89_4"><text:s/></text:span><text:span text:style-name="T89_5">Voice</text:span><text:span text:style-name="T89_6"><text:s/>–<text:s/></text:span><text:span text:style-name="T89_7">bard</text:span><text:span text:style-name="T89_8"><text:s/></text:span><text:span text:style-name="T89_9">or</text:span><text:span text:style-name="T89_10"><text:s/></text:span><text:span text:style-name="T89_11">skald</text:span><text:span text:style-name="T89_12">,<text:s/></text:span><text:span text:style-name="T89_13">inherent</text:span><text:span text:style-name="T89_14"><text:s/></text:span><text:span text:style-name="T89_15">enhancement</text:span><text:span text:style-name="T89_16"><text:s/></text:span><text:span text:style-name="T89_17">bonus</text:span><text:span text:style-name="T89_18"><text:s/></text:span><text:span text:style-name="T89_19">to</text:span><text:span text:style-name="T89_20"><text:s/></text:span><text:span text:style-name="T89_21">implement</text:span><text:span text:style-name="T89_22"><text:s/></text:span><text:span text:style-name="T89_23">attacks</text:span></text:p>
            </text:list-item>
            <text:list-item>
              <text:p text:style-name="P90"><text:span text:style-name="T90_1">Alarming</text:span><text:span text:style-name="T90_2"><text:s/></text:span><text:span text:style-name="T90_3">Leap</text:span><text:span text:style-name="T90_4"><text:s/>-<text:s/></text:span><text:span text:style-name="T90_5">no</text:span><text:span text:style-name="T90_6"><text:s/></text:span><text:span text:style-name="T90_7">req</text:span><text:span text:style-name="T90_8">;<text:s/></text:span><text:span text:style-name="T90_9">Ally</text:span><text:span text:style-name="T90_10"><text:s/></text:span><text:span text:style-name="T90_11">gains</text:span><text:span text:style-name="T90_12"><text:s/></text:span><text:span text:style-name="T90_13">combat</text:span><text:span text:style-name="T90_14"><text:s/></text:span><text:span text:style-name="T90_15">advantage</text:span><text:span text:style-name="T90_16"><text:s/></text:span><text:span text:style-name="T90_17">when</text:span><text:span text:style-name="T90_18"><text:s/></text:span><text:span text:style-name="T90_19">you</text:span><text:span text:style-name="T90_20"><text:s/></text:span><text:span text:style-name="T90_21">use</text:span><text:span text:style-name="T90_22"><text:s/></text:span><text:span text:style-name="T90_23">Flapping</text:span><text:span text:style-name="T90_24"><text:s/></text:span><text:span text:style-name="T90_25">Leap</text:span><text:span text:style-name="T90_26"><text:s/></text:span><text:span text:style-name="T90_27">racial</text:span></text:p>
            </text:list-item>
            <text:list-item>
              <text:p text:style-name="P91"><text:span text:style-name="T91_1">Corvid</text:span><text:span text:style-name="T91_2"><text:s/></text:span><text:span text:style-name="T91_3">Cunning</text:span><text:span text:style-name="T91_4"><text:s/>-<text:s/></text:span><text:span text:style-name="T91_5">no</text:span><text:span text:style-name="T91_6"><text:s/></text:span><text:span text:style-name="T91_7">req</text:span><text:span text:style-name="T91_8">;<text:s/></text:span><text:span text:style-name="T91_9">Add</text:span><text:span text:style-name="T91_10"><text:s/></text:span><text:span text:style-name="T91_11">Intelligence</text:span><text:span text:style-name="T91_12"><text:s/></text:span><text:span text:style-name="T91_13">modifier</text:span><text:span text:style-name="T91_14"><text:s/></text:span><text:span text:style-name="T91_15">to</text:span><text:span text:style-name="T91_16"><text:s/></text:span><text:span text:style-name="T91_17">Bluff</text:span><text:span text:style-name="T91_18">,<text:s/></text:span><text:span text:style-name="T91_19">Diplomacy</text:span><text:span text:style-name="T91_20">,<text:s/></text:span><text:span text:style-name="T91_21">and</text:span><text:span text:style-name="T91_22"><text:s/></text:span><text:span text:style-name="T91_23">Intimidate</text:span><text:span text:style-name="T91_24"><text:s/></text:span><text:span text:style-name="T91_25">checks</text:span></text:p>
            </text:list-item>
            <text:list-item>
              <text:p text:style-name="P92"><text:span text:style-name="T92_1">Calling</text:span><text:span text:style-name="T92_2"><text:s/></text:span><text:span text:style-name="T92_3">Word</text:span><text:span text:style-name="T92_4"><text:s/>-<text:s/></text:span><text:span text:style-name="T92_5">Leader</text:span><text:span text:style-name="T92_6"><text:s/></text:span><text:span text:style-name="T92_7">role</text:span><text:span text:style-name="T92_8">;<text:s/></text:span><text:span text:style-name="T92_9">Burst</text:span><text:span text:style-name="T92_10"><text:s/></text:span><text:span text:style-name="T92_11">size</text:span><text:span text:style-name="T92_12"><text:s/></text:span><text:span text:style-name="T92_13">of</text:span><text:span text:style-name="T92_14"><text:s/></text:span><text:span text:style-name="T92_15">your</text:span><text:span text:style-name="T92_16"><text:s/></text:span><text:span text:style-name="T92_17">class</text:span><text:span text:style-name="T92_18"><text:s/></text:span><text:span text:style-name="T92_19">feature</text:span><text:span text:style-name="T92_20"><text:s/></text:span><text:span text:style-name="T92_21">healing</text:span><text:span text:style-name="T92_22"><text:s/></text:span><text:span text:style-name="T92_23">power</text:span><text:span text:style-name="T92_24"><text:s/></text:span><text:span text:style-name="T92_25">increases</text:span><text:span text:style-name="T92_26"><text:s/></text:span><text:span text:style-name="T92_27">by</text:span><text:span text:style-name="T92_28"><text:s/>2</text:span></text:p>
            </text:list-item>
            <text:list-item>
              <text:p text:style-name="P93"><text:span text:style-name="T93_1">Defensive</text:span><text:span text:style-name="T93_2"><text:s/></text:span><text:span text:style-name="T93_3">Leap</text:span><text:span text:style-name="T93_4"><text:s/>-<text:s/></text:span><text:span text:style-name="T93_5">no</text:span><text:span text:style-name="T93_6"><text:s/></text:span><text:span text:style-name="T93_7">req</text:span><text:span text:style-name="T93_8">;<text:s/></text:span><text:span text:style-name="T93_9">Gain</text:span><text:span text:style-name="T93_10"><text:s/>+2<text:s/></text:span><text:span text:style-name="T93_11">to</text:span><text:span text:style-name="T93_12"><text:s/></text:span><text:span text:style-name="T93_13">Reflex</text:span><text:span text:style-name="T93_14"><text:s/></text:span><text:span text:style-name="T93_15">when</text:span><text:span text:style-name="T93_16"><text:s/></text:span><text:span text:style-name="T93_17">using</text:span><text:span text:style-name="T93_18"><text:s/></text:span><text:span text:style-name="T93_19">Flapping</text:span><text:span text:style-name="T93_20"><text:s/></text:span><text:span text:style-name="T93_21">Leap</text:span><text:span text:style-name="T93_22"><text:s/></text:span><text:span text:style-name="T93_23">racial</text:span></text:p>
            </text:list-item>
            <text:list-item>
              <text:p text:style-name="P94"><text:span text:style-name="T94_1">Murder</text:span><text:span text:style-name="T94_2"><text:s/></text:span><text:span text:style-name="T94_3">of</text:span><text:span text:style-name="T94_4"><text:s/></text:span><text:span text:style-name="T94_5">Crows</text:span><text:span text:style-name="T94_6"><text:s/>-<text:s/></text:span><text:span text:style-name="T94_7">no</text:span><text:span text:style-name="T94_8"><text:s/></text:span><text:span text:style-name="T94_9">req</text:span><text:span text:style-name="T94_10">;<text:s/>+1<text:s/></text:span><text:span text:style-name="T94_11">to</text:span><text:span text:style-name="T94_12"><text:s/></text:span><text:span text:style-name="T94_13">Intimidate</text:span><text:span text:style-name="T94_14"><text:s/></text:span><text:span text:style-name="T94_15">and</text:span><text:span text:style-name="T94_16"><text:s/>+1<text:s/></text:span><text:span text:style-name="T94_17">for</text:span><text:span text:style-name="T94_18"><text:s/></text:span><text:span text:style-name="T94_19">each</text:span><text:span text:style-name="T94_20"><text:s/></text:span><text:span text:style-name="T94_21">ally</text:span><text:span text:style-name="T94_22"><text:s/></text:span><text:span text:style-name="T94_23">within</text:span><text:span text:style-name="T94_24"><text:s/>2<text:s/></text:span><text:span text:style-name="T94_25">squares</text:span></text:p>
            </text:list-item>
            <text:list-item>
              <text:p text:style-name="P95"><text:span text:style-name="T95_1">Thought</text:span><text:span text:style-name="T95_2"><text:s/></text:span><text:span text:style-name="T95_3">and</text:span><text:span text:style-name="T95_4"><text:s/></text:span><text:span text:style-name="T95_5">Memory</text:span><text:span text:style-name="T95_6"><text:s/>-<text:s/></text:span><text:span text:style-name="T95_7">no</text:span><text:span text:style-name="T95_8"><text:s/></text:span><text:span text:style-name="T95_9">req</text:span><text:span text:style-name="T95_10">;<text:s/></text:span><text:span text:style-name="T95_11">Use</text:span><text:span text:style-name="T95_12"><text:s/></text:span><text:span text:style-name="T95_13">History</text:span><text:span text:style-name="T95_14"><text:s/></text:span><text:span text:style-name="T95_15">in</text:span><text:span text:style-name="T95_16"><text:s/></text:span><text:span text:style-name="T95_17">place</text:span><text:span text:style-name="T95_18"><text:s/></text:span><text:span text:style-name="T95_19">of</text:span><text:span text:style-name="T95_20"><text:s/></text:span><text:span text:style-name="T95_21">Arcana</text:span><text:span text:style-name="T95_22"><text:s/></text:span><text:span text:style-name="T95_23">or</text:span><text:span text:style-name="T95_24"><text:s/></text:span><text:span text:style-name="T95_25">Religion</text:span></text:p>
            </text:list-item>
            <text:list-item>
              <text:p text:style-name="P96"><text:span text:style-name="T96_1">Wingman</text:span><text:span text:style-name="T96_2"><text:s/>-<text:s/></text:span><text:span text:style-name="T96_3">no</text:span><text:span text:style-name="T96_4"><text:s/></text:span><text:span text:style-name="T96_5">req</text:span><text:span text:style-name="T96_6">;<text:s/>+1<text:s/></text:span><text:span text:style-name="T96_7">to</text:span><text:span text:style-name="T96_8"><text:s/></text:span><text:span text:style-name="T96_9">attack</text:span><text:span text:style-name="T96_10"><text:s/></text:span><text:span text:style-name="T96_11">against</text:span><text:span text:style-name="T96_12"><text:s/></text:span><text:span text:style-name="T96_13">enemies</text:span><text:span text:style-name="T96_14"><text:s/></text:span><text:span text:style-name="T96_15">adjacent</text:span><text:span text:style-name="T96_16"><text:s/></text:span><text:span text:style-name="T96_17">to</text:span><text:span text:style-name="T96_18"><text:s/></text:span><text:span text:style-name="T96_19">an</text:span><text:span text:style-name="T96_20"><text:s/></text:span><text:span text:style-name="T96_21">ally</text:span><text:span text:style-name="T96_22"><text:s/></text:span><text:span text:style-name="T96_23">you</text:span><text:span text:style-name="T96_24"><text:s/></text:span><text:span text:style-name="T96_25">are</text:span><text:span text:style-name="T96_26"><text:s/></text:span><text:span text:style-name="T96_27">also</text:span><text:span text:style-name="T96_28"><text:s/></text:span><text:span text:style-name="T96_29">adjacent</text:span><text:span text:style-name="T96_30"><text:s/></text:span><text:span text:style-name="T96_31">to</text:span></text:p>
            </text:list-item>
          </text:list>
        </text:list-item>
      </text:list>
      <text:p text:style-name="P97"/>
      <text:list text:style-name="LS10" xml:id="list80">
        <text:list-item>
          <text:list>
            <text:list-item>
              <text:p text:style-name="P98"><text:span text:style-name="T98_1">Kenku</text:span><text:span text:style-name="T98_2"><text:s/></text:span><text:span text:style-name="T98_3">Paragon</text:span><text:span text:style-name="T98_4"><text:s/></text:span><text:span text:style-name="T98_5">Path</text:span></text:p>
              <text:list>
                <text:list-item>
                  <text:p text:style-name="P99"><text:span text:style-name="T99_1">Blackwing</text:span></text:p>
                </text:list-item>
              </text:list>
            </text:list-item>
            <text:list-item>
              <text:p text:style-name="P100"><text:span text:style-name="T100_1">Kenku</text:span><text:span text:style-name="T100_2"><text:s/></text:span><text:span text:style-name="T100_3">Backgrounds</text:span></text:p>
              <text:list>
                <text:list-item>
                  <text:p text:style-name="P101"><text:span text:style-name="T101_1">Bad</text:span><text:span text:style-name="T101_2"><text:s/></text:span><text:span text:style-name="T101_3">Omen</text:span></text:p>
                </text:list-item>
                <text:list-item>
                  <text:p text:style-name="P102"><text:span text:style-name="T102_1">Solitary</text:span><text:span text:style-name="T102_2"><text:s/></text:span><text:span text:style-name="T102_3">Crow</text:span></text:p>
                </text:list-item>
                <text:list-item>
                  <text:p text:style-name="P103"><text:span text:style-name="T103_1">Wingleader</text:span><text:span text:style-name="T103_2"><text:tab/></text:span></text:p>
                </text:list-item>
              </text:list>
            </text:list-item>
          </text:list>
        </text:list-item>
      </text:list>
      <text:p text:style-name="P104"/>
      <text:p text:style-name="P105"/>
      <text:list text:style-name="LS11" xml:id="list86">
        <text:list-item>
          <text:p text:style-name="P106"><text:span text:style-name="T106_1">Bullywug</text:span></text:p>
          <text:list>
            <text:list-item>
              <text:p text:style-name="P107"><text:span text:style-name="T107_1">Bullywug</text:span><text:span text:style-name="T107_2"><text:s/></text:span><text:span text:style-name="T107_3">Bully</text:span><text:span text:style-name="T107_4"><text:s/>-<text:s/></text:span><text:span text:style-name="T107_5">no</text:span><text:span text:style-name="T107_6"><text:s/></text:span><text:span text:style-name="T107_7">req</text:span><text:span text:style-name="T107_8">;<text:s/>1</text:span><text:span text:style-name="T107_9">d</text:span><text:span text:style-name="T107_10">4<text:s/>+<text:s/>1/2/4<text:s/></text:span><text:span text:style-name="T107_11">bonus</text:span><text:span text:style-name="T107_12"><text:s/></text:span><text:span text:style-name="T107_13">damage</text:span><text:span text:style-name="T107_14"><text:s/></text:span><text:span text:style-name="T107_15">against</text:span><text:span text:style-name="T107_16"><text:s/></text:span><text:span text:style-name="T107_17">prone</text:span><text:span text:style-name="T107_18"><text:s/></text:span><text:span text:style-name="T107_19">targets</text:span></text:p>
            </text:list-item>
            <text:list-item>
              <text:p text:style-name="P108"><text:span text:style-name="T108_1">Extremely</text:span><text:span text:style-name="T108_2"><text:s/></text:span><text:span text:style-name="T108_3">Rancid</text:span><text:span text:style-name="T108_4"><text:s/></text:span><text:span text:style-name="T108_5">Air</text:span><text:span text:style-name="T108_6"><text:s/>-<text:s/></text:span><text:span text:style-name="T108_7">no</text:span><text:span text:style-name="T108_8"><text:s/></text:span><text:span text:style-name="T108_9">req</text:span><text:span text:style-name="T108_10">;<text:s/></text:span><text:span text:style-name="T108_11">Improve</text:span><text:span text:style-name="T108_12"><text:s/></text:span><text:span text:style-name="T108_13">Rancid</text:span><text:span text:style-name="T108_14"><text:s/></text:span><text:span text:style-name="T108_15">Air</text:span><text:span text:style-name="T108_16"><text:s/></text:span><text:span text:style-name="T108_17">aura</text:span></text:p>
            </text:list-item>
            <text:list-item>
              <text:p text:style-name="P109"><text:span text:style-name="T109_1">Nature</text:span><text:span text:style-name="T109_2">'</text:span><text:span text:style-name="T109_3">s</text:span><text:span text:style-name="T109_4"><text:s/></text:span><text:span text:style-name="T109_5">Release</text:span><text:span text:style-name="T109_6"><text:s/>-<text:s/></text:span><text:span text:style-name="T109_7">no</text:span><text:span text:style-name="T109_8"><text:s/></text:span><text:span text:style-name="T109_9">req</text:span><text:span text:style-name="T109_10">;<text:s/></text:span><text:span text:style-name="T109_11">When</text:span><text:span text:style-name="T109_12"><text:s/></text:span><text:span text:style-name="T109_13">critically</text:span><text:span text:style-name="T109_14"><text:s/></text:span><text:span text:style-name="T109_15">hit</text:span><text:span text:style-name="T109_16">,<text:s/></text:span><text:span text:style-name="T109_17">attacker</text:span><text:span text:style-name="T109_18"><text:s/></text:span><text:span text:style-name="T109_19">regains</text:span><text:span text:style-name="T109_20"><text:s/>4<text:s/></text:span><text:span text:style-name="T109_21">Hit</text:span><text:span text:style-name="T109_22"><text:s/></text:span><text:span text:style-name="T109_23">Points</text:span><text:span text:style-name="T109_24"><text:s/></text:span><text:span text:style-name="T109_25">and</text:span><text:span text:style-name="T109_26"><text:s/></text:span><text:span text:style-name="T109_27">allies</text:span><text:span text:style-name="T109_28"><text:s/></text:span><text:span text:style-name="T109_29">in</text:span><text:span text:style-name="T109_30"><text:s/>3<text:s/></text:span><text:span text:style-name="T109_31">squares</text:span><text:span text:style-name="T109_32"><text:s/></text:span><text:span text:style-name="T109_33">regain</text:span><text:span text:style-name="T109_34"><text:s/>4<text:s/>+<text:s/></text:span><text:span text:style-name="T109_35">CONmod</text:span><text:span text:style-name="T109_36"><text:s/></text:span><text:span text:style-name="T109_37">Hit</text:span><text:span text:style-name="T109_38"><text:s/></text:span><text:span text:style-name="T109_39">Points</text:span></text:p>
            </text:list-item>
            <text:list-item>
              <text:p text:style-name="P110"><text:span text:style-name="T110_1">Spasmodic</text:span><text:span text:style-name="T110_2"><text:s/></text:span><text:span text:style-name="T110_3">Hop</text:span><text:span text:style-name="T110_4"><text:s/>-<text:s/></text:span><text:span text:style-name="T110_5">no</text:span><text:span text:style-name="T110_6"><text:s/></text:span><text:span text:style-name="T110_7">req</text:span><text:span text:style-name="T110_8">;<text:s/></text:span><text:span text:style-name="T110_9">Encounter</text:span><text:span text:style-name="T110_10"><text:s/></text:span><text:span text:style-name="T110_11">Utility</text:span><text:span text:style-name="T110_12">.<text:s/></text:span><text:span text:style-name="T110_13">End</text:span><text:span text:style-name="T110_14"><text:s/></text:span><text:span text:style-name="T110_15">all</text:span><text:span text:style-name="T110_16"><text:s/></text:span><text:span text:style-name="T110_17">marks</text:span><text:span text:style-name="T110_18"><text:s/></text:span><text:span text:style-name="T110_19">on</text:span><text:span text:style-name="T110_20"><text:s/></text:span><text:span text:style-name="T110_21">you</text:span><text:span text:style-name="T110_22">,<text:s/></text:span><text:span text:style-name="T110_23">shift</text:span><text:span text:style-name="T110_24"><text:s/>4<text:s/></text:span><text:span text:style-name="T110_25">squares</text:span><text:span text:style-name="T110_26"><text:s/></text:span><text:span text:style-name="T110_27">and</text:span><text:span text:style-name="T110_28"><text:s/></text:span><text:span text:style-name="T110_29">use</text:span><text:span text:style-name="T110_30"><text:s/></text:span><text:span text:style-name="T110_31">At</text:span><text:span text:style-name="T110_32">-</text:span><text:span text:style-name="T110_33">Will</text:span><text:span text:style-name="T110_34"><text:s/></text:span><text:span text:style-name="T110_35">power</text:span><text:span text:style-name="T110_36"><text:s/></text:span><text:span text:style-name="T110_37">but</text:span><text:span text:style-name="T110_38"><text:s/></text:span><text:span text:style-name="T110_39">suffer</text:span><text:span text:style-name="T110_40"><text:s/>-4<text:s/></text:span><text:span text:style-name="T110_41">to</text:span><text:span text:style-name="T110_42"><text:s/></text:span><text:span text:style-name="T110_43">attack</text:span><text:span text:style-name="T110_44"><text:s/></text:span><text:span text:style-name="T110_45">until</text:span><text:span text:style-name="T110_46"><text:s/></text:span><text:span text:style-name="T110_47">end</text:span><text:span text:style-name="T110_48"><text:s/></text:span><text:span text:style-name="T110_49">of</text:span><text:span text:style-name="T110_50"><text:s/></text:span><text:span text:style-name="T110_51">next</text:span><text:span text:style-name="T110_52"><text:s/></text:span><text:span text:style-name="T110_53">turn</text:span></text:p>
            </text:list-item>
            <text:list-item>
              <text:p text:style-name="P111"><text:span text:style-name="T111_1">Violent</text:span><text:span text:style-name="T111_2"><text:s/></text:span><text:span text:style-name="T111_3">Behaviour</text:span><text:span text:style-name="T111_4"><text:s/>-<text:s/></text:span><text:span text:style-name="T111_5">no</text:span><text:span text:style-name="T111_6"><text:s/></text:span><text:span text:style-name="T111_7">req</text:span><text:span text:style-name="T111_8">;<text:s/>+3<text:s/></text:span><text:span text:style-name="T111_9">to</text:span><text:span text:style-name="T111_10"><text:s/></text:span><text:span text:style-name="T111_11">Intimidate</text:span><text:span text:style-name="T111_12">,<text:s/></text:span><text:span text:style-name="T111_13">when</text:span><text:span text:style-name="T111_14"><text:s/></text:span><text:span text:style-name="T111_15">you</text:span><text:span text:style-name="T111_16"><text:s/></text:span><text:span text:style-name="T111_17">bloody</text:span><text:span text:style-name="T111_18"><text:s/></text:span><text:span text:style-name="T111_19">an</text:span><text:span text:style-name="T111_20"><text:s/></text:span><text:span text:style-name="T111_21">enemy</text:span><text:span text:style-name="T111_22"><text:s/></text:span><text:span text:style-name="T111_23">gain</text:span><text:span text:style-name="T111_24"><text:s/></text:span><text:span text:style-name="T111_25">Combat</text:span><text:span text:style-name="T111_26"><text:s/></text:span><text:span text:style-name="T111_27">Advantage</text:span><text:span text:style-name="T111_28"><text:s/></text:span><text:span text:style-name="T111_29">until</text:span><text:span text:style-name="T111_30"><text:s/></text:span><text:span text:style-name="T111_31">end</text:span><text:span text:style-name="T111_32"><text:s/></text:span><text:span text:style-name="T111_33">of</text:span><text:span text:style-name="T111_34"><text:s/></text:span><text:span text:style-name="T111_35">next</text:span><text:span text:style-name="T111_36"><text:s/></text:span><text:span text:style-name="T111_37">turn</text:span></text:p>
            </text:list-item>
            <text:list-item>
              <text:p text:style-name="P112"><text:span text:style-name="T112_1">Foul</text:span><text:span text:style-name="T112_2"><text:s/></text:span><text:span text:style-name="T112_3">Croak</text:span><text:span text:style-name="T112_4"><text:s/>-<text:s/></text:span><text:span text:style-name="T112_5">no</text:span><text:span text:style-name="T112_6"><text:s/></text:span><text:span text:style-name="T112_7">req</text:span><text:span text:style-name="T112_8">;<text:s/></text:span><text:span text:style-name="T112_9">replace</text:span><text:span text:style-name="T112_10"><text:s/></text:span><text:span text:style-name="T112_11">Encounter</text:span><text:span text:style-name="T112_12"><text:s/></text:span><text:span text:style-name="T112_13">Attack</text:span><text:span text:style-name="T112_14">.<text:s/></text:span><text:span text:style-name="T112_15">Deal</text:span><text:span text:style-name="T112_16"><text:s/></text:span><text:span text:style-name="T112_17">poison</text:span><text:span text:style-name="T112_18"><text:s/></text:span><text:span text:style-name="T112_19">damage</text:span><text:span text:style-name="T112_20"><text:s/></text:span><text:span text:style-name="T112_21">in</text:span><text:span text:style-name="T112_22"><text:s/></text:span><text:span text:style-name="T112_23">Close</text:span><text:span text:style-name="T112_24"><text:s/></text:span><text:span text:style-name="T112_25">Blast</text:span><text:span text:style-name="T112_26"><text:s/>2</text:span></text:p>
            </text:list-item>
            <text:list-item>
              <text:p text:style-name="P113"><text:span text:style-name="T113_1">Fiery</text:span><text:span text:style-name="T113_2"><text:s/></text:span><text:span text:style-name="T113_3">Croak</text:span><text:span text:style-name="T113_4"><text:s/>-<text:s/>11</text:span><text:span text:style-name="T113_5">th</text:span><text:span text:style-name="T113_6"><text:s/></text:span><text:span text:style-name="T113_7">level</text:span><text:span text:style-name="T113_8">,<text:s/></text:span><text:span text:style-name="T113_9">Foul</text:span><text:span text:style-name="T113_10"><text:s/></text:span><text:span text:style-name="T113_11">Croak</text:span><text:span text:style-name="T113_12">,<text:s/></text:span><text:span text:style-name="T113_13">arcane</text:span><text:span text:style-name="T113_14"><text:s/></text:span><text:span text:style-name="T113_15">or</text:span><text:span text:style-name="T113_16"><text:s/></text:span><text:span text:style-name="T113_17">primal</text:span><text:span text:style-name="T113_18"><text:s/></text:span><text:span text:style-name="T113_19">class</text:span><text:span text:style-name="T113_20">;<text:s/></text:span><text:span text:style-name="T113_21">Encounter</text:span><text:span text:style-name="T113_22"><text:s/></text:span><text:span text:style-name="T113_23">Attack</text:span><text:span text:style-name="T113_24">.<text:s/></text:span><text:span text:style-name="T113_25">Deal</text:span><text:span text:style-name="T113_26"><text:s/></text:span><text:span text:style-name="T113_27">fire</text:span><text:span text:style-name="T113_28"><text:s/></text:span><text:span text:style-name="T113_29">and</text:span><text:span text:style-name="T113_30"><text:s/></text:span><text:span text:style-name="T113_31">thunder</text:span><text:span text:style-name="T113_32"><text:s/></text:span><text:span text:style-name="T113_33">damage</text:span><text:span text:style-name="T113_34"><text:s/></text:span><text:span text:style-name="T113_35">in</text:span><text:span text:style-name="T113_36"><text:s/></text:span><text:span text:style-name="T113_37">Close</text:span><text:span text:style-name="T113_38"><text:s/></text:span><text:span text:style-name="T113_39">Burst</text:span><text:span text:style-name="T113_40"><text:s/>2</text:span></text:p>
            </text:list-item>
            <text:list-item>
              <text:p text:style-name="P114"><text:span text:style-name="T114_1">Necessary</text:span><text:span text:style-name="T114_2"><text:s/></text:span><text:span text:style-name="T114_3">Sacrifices</text:span><text:span text:style-name="T114_4"><text:s/>-<text:s/></text:span><text:span text:style-name="T114_5">no</text:span><text:span text:style-name="T114_6"><text:s/></text:span><text:span text:style-name="T114_7">req</text:span><text:span text:style-name="T114_8">;<text:s/>+2<text:s/></text:span><text:span text:style-name="T114_9">to</text:span><text:span text:style-name="T114_10"><text:s/></text:span><text:span text:style-name="T114_11">attack</text:span><text:span text:style-name="T114_12"><text:s/></text:span><text:span text:style-name="T114_13">roll</text:span><text:span text:style-name="T114_14"><text:s/></text:span><text:span text:style-name="T114_15">when</text:span><text:span text:style-name="T114_16"><text:s/></text:span><text:span text:style-name="T114_17">at</text:span><text:span text:style-name="T114_18"><text:s/></text:span><text:span text:style-name="T114_19">least</text:span><text:span text:style-name="T114_20"><text:s/></text:span><text:span text:style-name="T114_21">one</text:span><text:span text:style-name="T114_22"><text:s/></text:span><text:span text:style-name="T114_23">ally</text:span><text:span text:style-name="T114_24"><text:s/></text:span><text:span text:style-name="T114_25">is</text:span><text:span text:style-name="T114_26"><text:s/></text:span><text:span text:style-name="T114_27">included</text:span><text:span text:style-name="T114_28"><text:s/></text:span><text:span text:style-name="T114_29">in</text:span><text:span text:style-name="T114_30"><text:s/></text:span><text:span text:style-name="T114_31">area</text:span><text:span text:style-name="T114_32"><text:s/></text:span><text:span text:style-name="T114_33">attack</text:span><text:span text:style-name="T114_34"><text:tab/></text:span></text:p>
            </text:list-item>
          </text:list>
        </text:list-item>
      </text:list>
      <text:p text:style-name="P115"/>
      <text:list text:style-name="LS12" xml:id="list95">
        <text:list-item>
          <text:p text:style-name="P116"><text:span text:style-name="T116_1">Illithid</text:span></text:p>
          <text:list>
            <text:list-item>
              <text:p text:style-name="P117"><text:span text:style-name="T117_1">Far</text:span><text:span text:style-name="T117_2">-</text:span><text:span text:style-name="T117_3">Reaching</text:span><text:span text:style-name="T117_4"><text:s/></text:span><text:span text:style-name="T117_5">Mind</text:span><text:span text:style-name="T117_6"><text:s/></text:span><text:span text:style-name="T117_7">Flay</text:span><text:span text:style-name="T117_8"><text:s/>-<text:s/></text:span><text:span text:style-name="T117_9">Mind</text:span><text:span text:style-name="T117_10"><text:s/></text:span><text:span text:style-name="T117_11">Flay</text:span><text:span text:style-name="T117_12"><text:s/></text:span><text:span text:style-name="T117_13">becomes</text:span><text:span text:style-name="T117_14"><text:s/></text:span><text:span text:style-name="T117_15">ranged</text:span><text:span text:style-name="T117_16"><text:s/>10<text:tab/></text:span></text:p>
            </text:list-item>
            <text:list-item>
              <text:p text:style-name="P118"><text:span text:style-name="T118_1">Illithid</text:span><text:span text:style-name="T118_2"><text:s/></text:span><text:span text:style-name="T118_3">Senses</text:span><text:span text:style-name="T118_4"><text:s/>-<text:s/>+2<text:s/></text:span><text:span text:style-name="T118_5">feat</text:span><text:span text:style-name="T118_6"><text:s/></text:span><text:span text:style-name="T118_7">bonus</text:span><text:span text:style-name="T118_8"><text:s/></text:span><text:span text:style-name="T118_9">to</text:span><text:span text:style-name="T118_10"><text:s/></text:span><text:span text:style-name="T118_11">Perception</text:span><text:span text:style-name="T118_12"><text:s/></text:span><text:span text:style-name="T118_13">and</text:span><text:span text:style-name="T118_14"><text:s/></text:span><text:span text:style-name="T118_15">Insight</text:span><text:span text:style-name="T118_16"><text:tab/></text:span></text:p>
            </text:list-item>
            <text:list-item>
              <text:p text:style-name="P119"><text:span text:style-name="T119_1">Horrific</text:span><text:span text:style-name="T119_2"><text:s/></text:span><text:span text:style-name="T119_3">Mind</text:span><text:span text:style-name="T119_4"><text:s/>-<text:s/>11</text:span><text:span text:style-name="T119_5">th</text:span><text:span text:style-name="T119_6"><text:s/></text:span><text:span text:style-name="T119_7">level</text:span><text:span text:style-name="T119_8">,<text:s/></text:span><text:span text:style-name="T119_9">Use</text:span><text:span text:style-name="T119_10"><text:s/></text:span><text:span text:style-name="T119_11">d</text:span><text:span text:style-name="T119_12">6</text:span><text:span text:style-name="T119_13">s</text:span><text:span text:style-name="T119_14"><text:s/></text:span><text:span text:style-name="T119_15">for</text:span><text:span text:style-name="T119_16"><text:s/></text:span><text:span text:style-name="T119_17">damage</text:span><text:span text:style-name="T119_18"><text:s/></text:span><text:span text:style-name="T119_19">roll</text:span><text:span text:style-name="T119_20"><text:s/></text:span><text:span text:style-name="T119_21">of</text:span><text:span text:style-name="T119_22"><text:s/></text:span><text:span text:style-name="T119_23">your</text:span><text:span text:style-name="T119_24"><text:s/></text:span><text:span text:style-name="T119_25">Mind</text:span><text:span text:style-name="T119_26"><text:s/></text:span><text:span text:style-name="T119_27">Flay</text:span><text:span text:style-name="T119_28">;<text:s/></text:span><text:span text:style-name="T119_29">the</text:span><text:span text:style-name="T119_30"><text:s/></text:span><text:span text:style-name="T119_31">target</text:span><text:span text:style-name="T119_32"><text:s/></text:span><text:span text:style-name="T119_33">is</text:span><text:span text:style-name="T119_34"><text:s/></text:span><text:span text:style-name="T119_35">stunned</text:span></text:p>
            </text:list-item>
            <text:list-item>
              <text:p text:style-name="P120"><text:span text:style-name="T120_1">Stalking</text:span><text:span text:style-name="T120_2"><text:s/></text:span><text:span text:style-name="T120_3">the</text:span><text:span text:style-name="T120_4"><text:s/></text:span><text:span text:style-name="T120_5">Senseless</text:span><text:span text:style-name="T120_6"><text:s/>-<text:s/>11</text:span><text:span text:style-name="T120_7">th</text:span><text:span text:style-name="T120_8"><text:s/></text:span><text:span text:style-name="T120_9">level</text:span><text:span text:style-name="T120_10">,<text:s/></text:span><text:span text:style-name="T120_11">Daily</text:span><text:span text:style-name="T120_12"><text:s/></text:span><text:span text:style-name="T120_13">Utility</text:span><text:span text:style-name="T120_14">;<text:s/>1/</text:span><text:span text:style-name="T120_15">day</text:span><text:span text:style-name="T120_16">,<text:s/></text:span><text:span text:style-name="T120_17">become</text:span><text:span text:style-name="T120_18"><text:s/></text:span><text:span text:style-name="T120_19">invisible</text:span><text:span text:style-name="T120_20"><text:s/></text:span><text:span text:style-name="T120_21">to</text:span><text:span text:style-name="T120_22"><text:s/></text:span><text:span text:style-name="T120_23">dazed</text:span><text:span text:style-name="T120_24"><text:s/></text:span><text:span text:style-name="T120_25">and</text:span><text:span text:style-name="T120_26"><text:s/></text:span><text:span text:style-name="T120_27">stunned</text:span><text:span text:style-name="T120_28"><text:s/></text:span><text:span text:style-name="T120_29">targets</text:span></text:p>
            </text:list-item>
            <text:list-item>
              <text:p text:style-name="P121"><text:span text:style-name="T121_1">Enthrall</text:span><text:span text:style-name="T121_2"><text:s/></text:span><text:span text:style-name="T121_3">the</text:span><text:span text:style-name="T121_4"><text:s/></text:span><text:span text:style-name="T121_5">Inferior</text:span><text:span text:style-name="T121_6"><text:s/>-<text:s/>16</text:span><text:span text:style-name="T121_7">th</text:span><text:span text:style-name="T121_8"><text:s/></text:span><text:span text:style-name="T121_9">level</text:span><text:span text:style-name="T121_10">,<text:s/></text:span><text:span text:style-name="T121_11">replace</text:span><text:span text:style-name="T121_12"><text:s/></text:span><text:span text:style-name="T121_13">Daily</text:span><text:span text:style-name="T121_14"><text:s/></text:span><text:span text:style-name="T121_15">Attack</text:span><text:span text:style-name="T121_16">;<text:s/></text:span><text:span text:style-name="T121_17">Deal</text:span><text:span text:style-name="T121_18"><text:s/></text:span><text:span text:style-name="T121_19">psychic</text:span><text:span text:style-name="T121_20"><text:s/></text:span><text:span text:style-name="T121_21">damage</text:span><text:span text:style-name="T121_22"><text:s/></text:span><text:span text:style-name="T121_23">and</text:span><text:span text:style-name="T121_24"><text:s/></text:span><text:span text:style-name="T121_25">dominate</text:span><text:span text:style-name="T121_26"><text:s/></text:span><text:span text:style-name="T121_27">target</text:span></text:p>
            </text:list-item>
            <text:list-item>
              <text:p text:style-name="P122"><text:span text:style-name="T122_1">Devour</text:span><text:span text:style-name="T122_2"><text:s/></text:span><text:span text:style-name="T122_3">Brains</text:span><text:span text:style-name="T122_4"><text:s/>-<text:s/>2</text:span><text:span text:style-name="T122_5">nd</text:span><text:span text:style-name="T122_6"><text:s/></text:span><text:span text:style-name="T122_7">level</text:span><text:span text:style-name="T122_8">,<text:s/></text:span><text:span text:style-name="T122_9">Daily</text:span><text:span text:style-name="T122_10"><text:s/></text:span><text:span text:style-name="T122_11">Utility</text:span><text:span text:style-name="T122_12">;<text:s/></text:span><text:span text:style-name="T122_13">Regain</text:span><text:span text:style-name="T122_14"><text:s/></text:span><text:span text:style-name="T122_15">HP</text:span><text:span text:style-name="T122_16"><text:s/></text:span><text:span text:style-name="T122_17">by</text:span><text:span text:style-name="T122_18"><text:s/></text:span><text:span text:style-name="T122_19">devouring</text:span><text:span text:style-name="T122_20"><text:s/></text:span><text:span text:style-name="T122_21">dead</text:span><text:span text:style-name="T122_22"><text:s/></text:span><text:span text:style-name="T122_23">creatures</text:span><text:span text:style-name="T122_24"><text:s/></text:span><text:span text:style-name="T122_25">brai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